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1" style:family="table-row">
      <style:table-row-properties fo:background-color="#c0c0c0">
        <style:background-image/>
      </style:table-row-properties>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8.5cm" style:rel-column-width="32767*"/>
    </style:style>
    <style:style style:name="Tabelle2.B" style:family="table-column">
      <style:table-column-properties style:column-width="8.5cm" style:rel-column-width="32768*"/>
    </style:style>
    <style:style style:name="Tabelle2.1" style:family="table-row">
      <style:table-row-properties fo:background-color="#c0c0c0">
        <style:background-image/>
      </style:table-row-properties>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5.667cm" style:rel-column-width="21845*"/>
    </style:style>
    <style:style style:name="Tabelle3.B" style:family="table-column">
      <style:table-column-properties style:column-width="5.667cm" style:rel-column-width="21844*"/>
    </style:style>
    <style:style style:name="Tabelle3.C" style:family="table-column">
      <style:table-column-properties style:column-width="5.667cm" style:rel-column-width="21846*"/>
    </style:style>
    <style:style style:name="Tabelle3.1" style:family="table-row">
      <style:table-row-properties fo:background-color="#c0c0c0">
        <style:background-image/>
      </style:table-row-properties>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left="none" fo:border-right="none" fo:border-top="0.05pt solid #000000" fo:border-bottom="0.05pt solid #000000"/>
    </style:style>
    <style:style style:name="Tabelle3.C1" style:family="table-cell">
      <style:table-cell-properties fo:padding="0.097cm" fo:border-left="none" fo:border-right="0.05pt solid #000000" fo:border-top="0.05pt solid #000000" fo:border-bottom="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none" fo:border-right="none" fo:border-top="none" fo:border-bottom="0.05pt solid #000000"/>
    </style:style>
    <style:style style:name="Tabelle3.C2" style:family="table-cell">
      <style:table-cell-properties fo:padding="0.097cm" fo:border-left="none"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3.251cm" style:rel-column-width="12531*"/>
    </style:style>
    <style:style style:name="Tabelle4.B" style:family="table-column">
      <style:table-column-properties style:column-width="5.846cm" style:rel-column-width="22534*"/>
    </style:style>
    <style:style style:name="Tabelle4.C" style:family="table-column">
      <style:table-column-properties style:column-width="1.715cm" style:rel-column-width="6609*"/>
    </style:style>
    <style:style style:name="Tabelle4.D" style:family="table-column">
      <style:table-column-properties style:column-width="6.189cm" style:rel-column-width="23861*"/>
    </style:style>
    <style:style style:name="Tabelle4.1" style:family="table-row">
      <style:table-row-properties fo:background-color="#c0c0c0">
        <style:background-image/>
      </style:table-row-properties>
    </style:style>
    <style:style style:name="Tabelle4.A1" style:family="table-cell">
      <style:table-cell-properties fo:padding="0.097cm" fo:border-left="0.05pt solid #000000" fo:border-right="none" fo:border-top="0.05pt solid #000000" fo:border-bottom="0.05pt solid #000000"/>
    </style:style>
    <style:style style:name="Tabelle4.D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D2" style:family="table-cell">
      <style:table-cell-properties fo:padding="0.097cm" fo:border-left="0.05pt solid #000000" fo:border-right="0.05pt solid #000000" fo:border-top="none" fo:border-bottom="0.05pt solid #000000"/>
    </style:style>
    <style:style style:name="Tabelle5" style:family="table">
      <style:table-properties style:width="5.652cm" table:align="margins"/>
    </style:style>
    <style:style style:name="Tabelle5.A" style:family="table-column">
      <style:table-column-properties style:column-width="3.482cm" style:rel-column-width="40378*"/>
    </style:style>
    <style:style style:name="Tabelle5.B" style:family="table-column">
      <style:table-column-properties style:column-width="2.17cm" style:rel-column-width="25157*"/>
    </style:style>
    <style:style style:name="Tabelle5.1" style:family="table-row">
      <style:table-row-properties fo:background-color="#c0c0c0">
        <style:background-image/>
      </style:table-row-properties>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6" style:family="table">
      <style:table-properties style:width="5.997cm" table:align="margins"/>
    </style:style>
    <style:style style:name="Tabelle6.A" style:family="table-column">
      <style:table-column-properties style:column-width="2.293cm" style:rel-column-width="25064*"/>
    </style:style>
    <style:style style:name="Tabelle6.B" style:family="table-column">
      <style:table-column-properties style:column-width="3.704cm" style:rel-column-width="40471*"/>
    </style:style>
    <style:style style:name="Tabelle6.1" style:family="table-row">
      <style:table-row-properties fo:background-color="#c0c0c0">
        <style:background-image/>
      </style:table-row-properties>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7" style:family="table">
      <style:table-properties style:width="3.51cm" table:align="margins"/>
    </style:style>
    <style:style style:name="Tabelle7.A" style:family="table-column">
      <style:table-column-properties style:column-width="1.755cm" style:rel-column-width="32767*"/>
    </style:style>
    <style:style style:name="Tabelle7.B" style:family="table-column">
      <style:table-column-properties style:column-width="1.755cm" style:rel-column-width="32768*"/>
    </style:style>
    <style:style style:name="Tabelle7.1" style:family="table-row">
      <style:table-row-properties fo:background-color="#c0c0c0">
        <style:background-image/>
      </style:table-row-properties>
    </style:style>
    <style:style style:name="Tabelle7.A1" style:family="table-cell">
      <style:table-cell-properties fo:padding="0.097cm" fo:border-left="0.05pt solid #000000" fo:border-right="none" fo:border-top="0.05pt solid #000000" fo:border-bottom="0.05pt solid #000000"/>
    </style:style>
    <style:style style:name="Tabelle7.B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B2" style:family="table-cell">
      <style:table-cell-properties fo:padding="0.097cm" fo:border-left="0.05pt solid #000000" fo:border-right="0.05pt solid #000000" fo:border-top="none" fo:border-bottom="0.05pt solid #000000"/>
    </style:style>
    <style:style style:name="Tabelle8" style:family="table">
      <style:table-properties style:width="5.652cm" table:align="margins"/>
    </style:style>
    <style:style style:name="Tabelle8.A" style:family="table-column">
      <style:table-column-properties style:column-width="3.482cm" style:rel-column-width="40378*"/>
    </style:style>
    <style:style style:name="Tabelle8.B" style:family="table-column">
      <style:table-column-properties style:column-width="2.17cm" style:rel-column-width="25157*"/>
    </style:style>
    <style:style style:name="Tabelle8.1" style:family="table-row">
      <style:table-row-properties fo:background-color="#c0c0c0">
        <style:background-image/>
      </style:table-row-properties>
    </style:style>
    <style:style style:name="Tabelle8.A1" style:family="table-cell">
      <style:table-cell-properties fo:padding="0.097cm" fo:border-left="0.05pt solid #000000" fo:border-right="none" fo:border-top="0.05pt solid #000000" fo:border-bottom="0.05pt solid #000000"/>
    </style:style>
    <style:style style:name="Tabelle8.B1" style:family="table-cell">
      <style:table-cell-properties fo:padding="0.097cm" fo:border="0.05pt solid #000000"/>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0.05pt solid #000000" fo:border-top="none" fo:border-bottom="0.05pt solid #000000"/>
    </style:style>
    <style:style style:name="Tabelle9" style:family="table">
      <style:table-properties style:width="5.652cm" table:align="margins"/>
    </style:style>
    <style:style style:name="Tabelle9.A" style:family="table-column">
      <style:table-column-properties style:column-width="3.482cm" style:rel-column-width="40378*"/>
    </style:style>
    <style:style style:name="Tabelle9.B" style:family="table-column">
      <style:table-column-properties style:column-width="2.17cm" style:rel-column-width="25157*"/>
    </style:style>
    <style:style style:name="Tabelle9.1" style:family="table-row">
      <style:table-row-properties fo:background-color="#c0c0c0">
        <style:background-image/>
      </style:table-row-properties>
    </style:style>
    <style:style style:name="Tabelle9.A1" style:family="table-cell">
      <style:table-cell-properties fo:padding="0.097cm" fo:border-left="0.05pt solid #000000" fo:border-right="none" fo:border-top="0.05pt solid #000000" fo:border-bottom="0.05pt solid #000000"/>
    </style:style>
    <style:style style:name="Tabelle9.B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B2" style:family="table-cell">
      <style:table-cell-properties fo:padding="0.097cm" fo:border-left="0.05pt solid #000000" fo:border-right="0.05pt solid #000000" fo:border-top="none" fo:border-bottom="0.05pt solid #000000"/>
    </style:style>
    <style:style style:name="Tabelle10" style:family="table">
      <style:table-properties style:width="5.997cm" table:align="margins"/>
    </style:style>
    <style:style style:name="Tabelle10.A" style:family="table-column">
      <style:table-column-properties style:column-width="2.293cm" style:rel-column-width="25064*"/>
    </style:style>
    <style:style style:name="Tabelle10.B" style:family="table-column">
      <style:table-column-properties style:column-width="3.704cm" style:rel-column-width="40471*"/>
    </style:style>
    <style:style style:name="Tabelle10.1" style:family="table-row">
      <style:table-row-properties fo:background-color="#c0c0c0">
        <style:background-image/>
      </style:table-row-properties>
    </style:style>
    <style:style style:name="Tabelle10.A1" style:family="table-cell">
      <style:table-cell-properties fo:padding="0.097cm" fo:border-left="0.05pt solid #000000" fo:border-right="none" fo:border-top="0.05pt solid #000000" fo:border-bottom="0.05pt solid #000000"/>
    </style:style>
    <style:style style:name="Tabelle10.B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B2" style:family="table-cell">
      <style:table-cell-properties fo:padding="0.097cm" fo:border-left="0.05pt solid #000000" fo:border-right="0.05pt solid #000000" fo:border-top="none" fo:border-bottom="0.05pt solid #000000"/>
    </style:style>
    <style:style style:name="Tabelle11" style:family="table">
      <style:table-properties style:width="3.51cm" table:align="margins"/>
    </style:style>
    <style:style style:name="Tabelle11.A" style:family="table-column">
      <style:table-column-properties style:column-width="1.755cm" style:rel-column-width="32767*"/>
    </style:style>
    <style:style style:name="Tabelle11.B" style:family="table-column">
      <style:table-column-properties style:column-width="1.755cm" style:rel-column-width="32768*"/>
    </style:style>
    <style:style style:name="Tabelle11.1" style:family="table-row">
      <style:table-row-properties fo:background-color="#c0c0c0">
        <style:background-image/>
      </style:table-row-properties>
    </style:style>
    <style:style style:name="Tabelle11.A1" style:family="table-cell">
      <style:table-cell-properties fo:padding="0.097cm" fo:border-left="0.05pt solid #000000" fo:border-right="none" fo:border-top="0.05pt solid #000000" fo:border-bottom="0.05pt solid #000000"/>
    </style:style>
    <style:style style:name="Tabelle11.B1" style:family="table-cell">
      <style:table-cell-properties fo:padding="0.097cm" fo:border="0.05pt solid #000000"/>
    </style:style>
    <style:style style:name="Tabelle11.A2" style:family="table-cell">
      <style:table-cell-properties fo:padding="0.097cm" fo:border-left="0.05pt solid #000000" fo:border-right="none" fo:border-top="none" fo:border-bottom="0.05pt solid #000000"/>
    </style:style>
    <style:style style:name="Tabelle11.B2" style:family="table-cell">
      <style:table-cell-properties fo:padding="0.097cm" fo:border-left="0.05pt solid #000000" fo:border-right="0.05pt solid #000000" fo:border-top="none" fo:border-bottom="0.05pt solid #000000"/>
    </style:style>
    <style:style style:name="Tabelle12" style:family="table">
      <style:table-properties style:width="17cm" table:align="margins"/>
    </style:style>
    <style:style style:name="Tabelle12.A" style:family="table-column">
      <style:table-column-properties style:column-width="5.316cm" style:rel-column-width="20494*"/>
    </style:style>
    <style:style style:name="Tabelle12.B" style:family="table-column">
      <style:table-column-properties style:column-width="2.067cm" style:rel-column-width="7969*"/>
    </style:style>
    <style:style style:name="Tabelle12.C" style:family="table-column">
      <style:table-column-properties style:column-width="1.588cm" style:rel-column-width="6119*"/>
    </style:style>
    <style:style style:name="Tabelle12.D" style:family="table-column">
      <style:table-column-properties style:column-width="8.029cm" style:rel-column-width="30953*"/>
    </style:style>
    <style:style style:name="Tabelle12.1" style:family="table-row">
      <style:table-row-properties fo:background-color="#c0c0c0">
        <style:background-image/>
      </style:table-row-properties>
    </style:style>
    <style:style style:name="Tabelle12.A1" style:family="table-cell">
      <style:table-cell-properties fo:padding="0.097cm" fo:border-left="0.05pt solid #000000" fo:border-right="none" fo:border-top="0.05pt solid #000000" fo:border-bottom="0.05pt solid #000000"/>
    </style:style>
    <style:style style:name="Tabelle12.D1" style:family="table-cell">
      <style:table-cell-properties fo:padding="0.097cm" fo:border="0.05pt solid #000000"/>
    </style:style>
    <style:style style:name="Tabelle12.A2" style:family="table-cell">
      <style:table-cell-properties fo:padding="0.097cm" fo:border-left="0.05pt solid #000000" fo:border-right="none" fo:border-top="none" fo:border-bottom="0.05pt solid #000000"/>
    </style:style>
    <style:style style:name="Tabelle12.D2" style:family="table-cell">
      <style:table-cell-properties fo:padding="0.097cm" fo:border-left="0.05pt solid #000000" fo:border-right="0.05pt solid #000000" fo:border-top="none" fo:border-bottom="0.05pt solid #000000"/>
    </style:style>
    <style:style style:name="Tabelle13" style:family="table">
      <style:table-properties style:width="7.837cm" table:align="margins"/>
    </style:style>
    <style:style style:name="Tabelle13.A" style:family="table-column">
      <style:table-column-properties style:column-width="0.669cm" style:rel-column-width="5591*"/>
    </style:style>
    <style:style style:name="Tabelle13.B" style:family="table-column">
      <style:table-column-properties style:column-width="0.843cm" style:rel-column-width="7052*"/>
    </style:style>
    <style:style style:name="Tabelle13.C" style:family="table-column">
      <style:table-column-properties style:column-width="2.974cm" style:rel-column-width="24874*"/>
    </style:style>
    <style:style style:name="Tabelle13.D" style:family="table-column">
      <style:table-column-properties style:column-width="3.351cm" style:rel-column-width="28018*"/>
    </style:style>
    <style:style style:name="Tabelle13.A1" style:family="table-cell">
      <style:table-cell-properties fo:padding="0.097cm" fo:border-left="0.05pt solid #000000" fo:border-right="none" fo:border-top="0.05pt solid #000000" fo:border-bottom="0.05pt solid #000000"/>
    </style:style>
    <style:style style:name="Tabelle13.D1" style:family="table-cell">
      <style:table-cell-properties fo:padding="0.097cm" fo:border="0.05pt solid #000000"/>
    </style:style>
    <style:style style:name="Tabelle13.A2" style:family="table-cell">
      <style:table-cell-properties fo:padding="0.097cm" fo:border-left="0.05pt solid #000000" fo:border-right="none" fo:border-top="none" fo:border-bottom="0.05pt solid #000000"/>
    </style:style>
    <style:style style:name="Tabelle13.D2" style:family="table-cell">
      <style:table-cell-properties fo:padding="0.097cm" fo:border-left="0.05pt solid #000000" fo:border-right="0.05pt solid #000000" fo:border-top="none" fo:border-bottom="0.05pt solid #000000"/>
    </style:style>
    <style:style style:name="Tabelle14" style:family="table">
      <style:table-properties style:width="3.157cm" table:align="margins"/>
    </style:style>
    <style:style style:name="Tabelle14.A" style:family="table-column">
      <style:table-column-properties style:column-width="0.817cm" style:rel-column-width="16936*"/>
    </style:style>
    <style:style style:name="Tabelle14.B" style:family="table-column">
      <style:table-column-properties style:column-width="2.341cm" style:rel-column-width="48599*"/>
    </style:style>
    <style:style style:name="Tabelle14.A1" style:family="table-cell">
      <style:table-cell-properties fo:padding="0.097cm" fo:border-left="0.05pt solid #000000" fo:border-right="none" fo:border-top="0.05pt solid #000000" fo:border-bottom="0.05pt solid #000000"/>
    </style:style>
    <style:style style:name="Tabelle14.B1" style:family="table-cell">
      <style:table-cell-properties fo:padding="0.097cm" fo:border="0.05pt solid #000000"/>
    </style:style>
    <style:style style:name="Tabelle16" style:family="table">
      <style:table-properties style:width="3.157cm" table:align="margins"/>
    </style:style>
    <style:style style:name="Tabelle16.A" style:family="table-column">
      <style:table-column-properties style:column-width="0.817cm" style:rel-column-width="16936*"/>
    </style:style>
    <style:style style:name="Tabelle16.B" style:family="table-column">
      <style:table-column-properties style:column-width="2.341cm" style:rel-column-width="48599*"/>
    </style:style>
    <style:style style:name="Tabelle16.A1" style:family="table-cell">
      <style:table-cell-properties fo:padding="0.097cm" fo:border-left="0.05pt solid #000000" fo:border-right="none" fo:border-top="0.05pt solid #000000" fo:border-bottom="0.05pt solid #000000"/>
    </style:style>
    <style:style style:name="Tabelle16.B1" style:family="table-cell">
      <style:table-cell-properties fo:padding="0.097cm" fo:border="0.05pt solid #000000"/>
    </style:style>
    <style:style style:name="Tabelle16.A2" style:family="table-cell">
      <style:table-cell-properties fo:padding="0.097cm" fo:border-left="0.05pt solid #000000" fo:border-right="none" fo:border-top="none" fo:border-bottom="0.05pt solid #000000"/>
    </style:style>
    <style:style style:name="Tabelle16.B2" style:family="table-cell">
      <style:table-cell-properties fo:padding="0.097cm" fo:border-left="0.05pt solid #000000" fo:border-right="0.05pt solid #000000" fo:border-top="none" fo:border-bottom="0.05pt solid #000000"/>
    </style:style>
    <style:style style:name="Tabelle21" style:family="table">
      <style:table-properties style:width="3.157cm" table:align="margins"/>
    </style:style>
    <style:style style:name="Tabelle21.A" style:family="table-column">
      <style:table-column-properties style:column-width="0.817cm" style:rel-column-width="16936*"/>
    </style:style>
    <style:style style:name="Tabelle21.B" style:family="table-column">
      <style:table-column-properties style:column-width="2.341cm" style:rel-column-width="48599*"/>
    </style:style>
    <style:style style:name="Tabelle21.A1" style:family="table-cell">
      <style:table-cell-properties fo:padding="0.097cm" fo:border-left="0.05pt solid #000000" fo:border-right="none" fo:border-top="0.05pt solid #000000" fo:border-bottom="0.05pt solid #000000"/>
    </style:style>
    <style:style style:name="Tabelle21.B1" style:family="table-cell">
      <style:table-cell-properties fo:padding="0.097cm" fo:border="0.05pt solid #000000"/>
    </style:style>
    <style:style style:name="Tabelle21.A2" style:family="table-cell">
      <style:table-cell-properties fo:padding="0.097cm" fo:border-left="0.05pt solid #000000" fo:border-right="none" fo:border-top="none" fo:border-bottom="0.05pt solid #000000"/>
    </style:style>
    <style:style style:name="Tabelle21.B2" style:family="table-cell">
      <style:table-cell-properties fo:padding="0.097cm" fo:border-left="0.05pt solid #000000" fo:border-right="0.05pt solid #000000" fo:border-top="none" fo:border-bottom="0.05pt solid #000000"/>
    </style:style>
    <style:style style:name="Tabelle22" style:family="table">
      <style:table-properties style:width="3.157cm" table:align="margins"/>
    </style:style>
    <style:style style:name="Tabelle22.A" style:family="table-column">
      <style:table-column-properties style:column-width="0.817cm" style:rel-column-width="16936*"/>
    </style:style>
    <style:style style:name="Tabelle22.B" style:family="table-column">
      <style:table-column-properties style:column-width="2.341cm" style:rel-column-width="48599*"/>
    </style:style>
    <style:style style:name="Tabelle22.A1" style:family="table-cell">
      <style:table-cell-properties fo:padding="0.097cm" fo:border-left="0.05pt solid #000000" fo:border-right="none" fo:border-top="0.05pt solid #000000" fo:border-bottom="0.05pt solid #000000"/>
    </style:style>
    <style:style style:name="Tabelle22.B1" style:family="table-cell">
      <style:table-cell-properties fo:padding="0.097cm" fo:border="0.05pt solid #000000"/>
    </style:style>
    <style:style style:name="Tabelle22.A2" style:family="table-cell">
      <style:table-cell-properties fo:padding="0.097cm" fo:border-left="0.05pt solid #000000" fo:border-right="none" fo:border-top="none" fo:border-bottom="0.05pt solid #000000"/>
    </style:style>
    <style:style style:name="Tabelle22.B2" style:family="table-cell">
      <style:table-cell-properties fo:padding="0.097cm" fo:border-left="0.05pt solid #000000" fo:border-right="0.05pt solid #000000" fo:border-top="none" fo:border-bottom="0.05pt solid #000000"/>
    </style:style>
    <style:style style:name="Tabelle17" style:family="table">
      <style:table-properties style:width="3.157cm" table:align="margins"/>
    </style:style>
    <style:style style:name="Tabelle17.A" style:family="table-column">
      <style:table-column-properties style:column-width="0.817cm" style:rel-column-width="16936*"/>
    </style:style>
    <style:style style:name="Tabelle17.B" style:family="table-column">
      <style:table-column-properties style:column-width="2.341cm" style:rel-column-width="48599*"/>
    </style:style>
    <style:style style:name="Tabelle17.A1" style:family="table-cell">
      <style:table-cell-properties fo:padding="0.097cm" fo:border-left="0.05pt solid #000000" fo:border-right="none" fo:border-top="0.05pt solid #000000" fo:border-bottom="0.05pt solid #000000"/>
    </style:style>
    <style:style style:name="Tabelle17.B1" style:family="table-cell">
      <style:table-cell-properties fo:padding="0.097cm" fo:border="0.05pt solid #000000"/>
    </style:style>
    <style:style style:name="Tabelle17.A2" style:family="table-cell">
      <style:table-cell-properties fo:padding="0.097cm" fo:border-left="0.05pt solid #000000" fo:border-right="none" fo:border-top="none" fo:border-bottom="0.05pt solid #000000"/>
    </style:style>
    <style:style style:name="Tabelle17.B2" style:family="table-cell">
      <style:table-cell-properties fo:padding="0.097cm" fo:border-left="0.05pt solid #000000" fo:border-right="0.05pt solid #000000" fo:border-top="none" fo:border-bottom="0.05pt solid #000000"/>
    </style:style>
    <style:style style:name="Tabelle18" style:family="table">
      <style:table-properties style:width="3.157cm" table:align="margins"/>
    </style:style>
    <style:style style:name="Tabelle18.A" style:family="table-column">
      <style:table-column-properties style:column-width="0.817cm" style:rel-column-width="16936*"/>
    </style:style>
    <style:style style:name="Tabelle18.B" style:family="table-column">
      <style:table-column-properties style:column-width="2.341cm" style:rel-column-width="48599*"/>
    </style:style>
    <style:style style:name="Tabelle18.A1" style:family="table-cell">
      <style:table-cell-properties fo:padding="0.097cm" fo:border-left="0.05pt solid #000000" fo:border-right="none" fo:border-top="0.05pt solid #000000" fo:border-bottom="0.05pt solid #000000"/>
    </style:style>
    <style:style style:name="Tabelle18.B1" style:family="table-cell">
      <style:table-cell-properties fo:padding="0.097cm" fo:border="0.05pt solid #000000"/>
    </style:style>
    <style:style style:name="Tabelle18.A2" style:family="table-cell">
      <style:table-cell-properties fo:padding="0.097cm" fo:border-left="0.05pt solid #000000" fo:border-right="none" fo:border-top="none" fo:border-bottom="0.05pt solid #000000"/>
    </style:style>
    <style:style style:name="Tabelle18.B2" style:family="table-cell">
      <style:table-cell-properties fo:padding="0.097cm" fo:border-left="0.05pt solid #000000" fo:border-right="0.05pt solid #000000" fo:border-top="none" fo:border-bottom="0.05pt solid #000000"/>
    </style:style>
    <style:style style:name="Tabelle19" style:family="table">
      <style:table-properties style:width="3.157cm" table:align="margins"/>
    </style:style>
    <style:style style:name="Tabelle19.A" style:family="table-column">
      <style:table-column-properties style:column-width="0.817cm" style:rel-column-width="16936*"/>
    </style:style>
    <style:style style:name="Tabelle19.B" style:family="table-column">
      <style:table-column-properties style:column-width="2.341cm" style:rel-column-width="48599*"/>
    </style:style>
    <style:style style:name="Tabelle19.A1" style:family="table-cell">
      <style:table-cell-properties fo:padding="0.097cm" fo:border-left="0.05pt solid #000000" fo:border-right="none" fo:border-top="0.05pt solid #000000" fo:border-bottom="0.05pt solid #000000"/>
    </style:style>
    <style:style style:name="Tabelle19.B1" style:family="table-cell">
      <style:table-cell-properties fo:padding="0.097cm" fo:border="0.05pt solid #000000"/>
    </style:style>
    <style:style style:name="Tabelle19.A2" style:family="table-cell">
      <style:table-cell-properties fo:padding="0.097cm" fo:border-left="0.05pt solid #000000" fo:border-right="none" fo:border-top="none" fo:border-bottom="0.05pt solid #000000"/>
    </style:style>
    <style:style style:name="Tabelle19.B2" style:family="table-cell">
      <style:table-cell-properties fo:padding="0.097cm" fo:border-left="0.05pt solid #000000" fo:border-right="0.05pt solid #000000" fo:border-top="none" fo:border-bottom="0.05pt solid #000000"/>
    </style:style>
    <style:style style:name="Tabelle20" style:family="table">
      <style:table-properties style:width="3.157cm" table:align="margins"/>
    </style:style>
    <style:style style:name="Tabelle20.A" style:family="table-column">
      <style:table-column-properties style:column-width="0.817cm" style:rel-column-width="16936*"/>
    </style:style>
    <style:style style:name="Tabelle20.B" style:family="table-column">
      <style:table-column-properties style:column-width="2.341cm" style:rel-column-width="48599*"/>
    </style:style>
    <style:style style:name="Tabelle20.A1" style:family="table-cell">
      <style:table-cell-properties fo:padding="0.097cm" fo:border-left="0.05pt solid #000000" fo:border-right="none" fo:border-top="0.05pt solid #000000" fo:border-bottom="0.05pt solid #000000"/>
    </style:style>
    <style:style style:name="Tabelle20.B1" style:family="table-cell">
      <style:table-cell-properties fo:padding="0.097cm" fo:border="0.05pt solid #000000"/>
    </style:style>
    <style:style style:name="Tabelle20.A2" style:family="table-cell">
      <style:table-cell-properties fo:padding="0.097cm" fo:border-left="0.05pt solid #000000" fo:border-right="none" fo:border-top="none" fo:border-bottom="0.05pt solid #000000"/>
    </style:style>
    <style:style style:name="Tabelle20.B2" style:family="table-cell">
      <style:table-cell-properties fo:padding="0.097cm" fo:border-left="0.05pt solid #000000" fo:border-right="0.05pt solid #000000" fo:border-top="none" fo:border-bottom="0.05pt solid #000000"/>
    </style:style>
    <style:style style:name="Tabelle42" style:family="table">
      <style:table-properties style:width="3.157cm" table:align="margins"/>
    </style:style>
    <style:style style:name="Tabelle42.A" style:family="table-column">
      <style:table-column-properties style:column-width="0.817cm" style:rel-column-width="16936*"/>
    </style:style>
    <style:style style:name="Tabelle42.B" style:family="table-column">
      <style:table-column-properties style:column-width="2.341cm" style:rel-column-width="48599*"/>
    </style:style>
    <style:style style:name="Tabelle42.A1" style:family="table-cell">
      <style:table-cell-properties fo:padding="0.097cm" fo:border-left="0.05pt solid #000000" fo:border-right="none" fo:border-top="0.05pt solid #000000" fo:border-bottom="0.05pt solid #000000"/>
    </style:style>
    <style:style style:name="Tabelle42.B1" style:family="table-cell">
      <style:table-cell-properties fo:padding="0.097cm" fo:border="0.05pt solid #000000"/>
    </style:style>
    <style:style style:name="Tabelle42.A2" style:family="table-cell">
      <style:table-cell-properties fo:padding="0.097cm" fo:border-left="0.05pt solid #000000" fo:border-right="none" fo:border-top="none" fo:border-bottom="0.05pt solid #000000"/>
    </style:style>
    <style:style style:name="Tabelle42.B2" style:family="table-cell">
      <style:table-cell-properties fo:padding="0.097cm" fo:border-left="0.05pt solid #000000" fo:border-right="0.05pt solid #000000" fo:border-top="none" fo:border-bottom="0.05pt solid #000000"/>
    </style:style>
    <style:style style:name="Tabelle46" style:family="table">
      <style:table-properties style:width="7.837cm" table:align="margins"/>
    </style:style>
    <style:style style:name="Tabelle46.A" style:family="table-column">
      <style:table-column-properties style:column-width="2.612cm" style:rel-column-width="21845*"/>
    </style:style>
    <style:style style:name="Tabelle46.B" style:family="table-column">
      <style:table-column-properties style:column-width="5.225cm" style:rel-column-width="43690*"/>
    </style:style>
    <style:style style:name="Tabelle46.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elle46.B1" style:family="table-cell">
      <style:table-cell-properties fo:background-color="#c0c0c0" fo:padding="0.097cm" fo:border="0.05pt solid #000000">
        <style:background-image/>
      </style:table-cell-properties>
    </style:style>
    <style:style style:name="Tabelle46.A2" style:family="table-cell">
      <style:table-cell-properties fo:padding="0.097cm" fo:border-left="0.05pt solid #000000" fo:border-right="none" fo:border-top="none" fo:border-bottom="0.05pt solid #000000"/>
    </style:style>
    <style:style style:name="Tabelle46.B2" style:family="table-cell">
      <style:table-cell-properties fo:padding="0.097cm" fo:border-left="0.05pt solid #000000" fo:border-right="0.05pt solid #000000" fo:border-top="none" fo:border-bottom="0.05pt solid #000000"/>
    </style:style>
    <style:style style:name="Tabelle46.A3" style:family="table-cell">
      <style:table-cell-properties fo:padding="0.097cm" fo:border-left="0.05pt solid #000000" fo:border-right="none" fo:border-top="none" fo:border-bottom="0.05pt solid #000000"/>
    </style:style>
    <style:style style:name="Tabelle46.B3" style:family="table-cell">
      <style:table-cell-properties fo:padding="0.097cm" fo:border-left="0.05pt solid #000000" fo:border-right="0.05pt solid #000000" fo:border-top="none" fo:border-bottom="0.05pt solid #000000"/>
    </style:style>
    <style:style style:name="Tabelle46.A4" style:family="table-cell">
      <style:table-cell-properties fo:padding="0.097cm" fo:border-left="0.05pt solid #000000" fo:border-right="none" fo:border-top="none" fo:border-bottom="0.05pt solid #000000"/>
    </style:style>
    <style:style style:name="Tabelle46.B4" style:family="table-cell">
      <style:table-cell-properties fo:padding="0.097cm" fo:border-left="0.05pt solid #000000" fo:border-right="0.05pt solid #000000" fo:border-top="none" fo:border-bottom="0.05pt solid #000000"/>
    </style:style>
    <style:style style:name="Tabelle46.A5" style:family="table-cell">
      <style:table-cell-properties fo:padding="0.097cm" fo:border-left="0.05pt solid #000000" fo:border-right="none" fo:border-top="none" fo:border-bottom="0.05pt solid #000000"/>
    </style:style>
    <style:style style:name="Tabelle46.B5" style:family="table-cell">
      <style:table-cell-properties fo:padding="0.097cm" fo:border-left="0.05pt solid #000000" fo:border-right="0.05pt solid #000000" fo:border-top="none" fo:border-bottom="0.05pt solid #000000"/>
    </style:style>
    <style:style style:name="Tabelle46.A6" style:family="table-cell">
      <style:table-cell-properties fo:padding="0.097cm" fo:border-left="0.05pt solid #000000" fo:border-right="none" fo:border-top="none" fo:border-bottom="0.05pt solid #000000"/>
    </style:style>
    <style:style style:name="Tabelle46.B6" style:family="table-cell">
      <style:table-cell-properties fo:padding="0.097cm" fo:border-left="0.05pt solid #000000" fo:border-right="0.05pt solid #000000" fo:border-top="none" fo:border-bottom="0.05pt solid #000000"/>
    </style:style>
    <style:style style:name="Tabelle46.A7" style:family="table-cell">
      <style:table-cell-properties fo:padding="0.097cm" fo:border-left="0.05pt solid #000000" fo:border-right="none" fo:border-top="none" fo:border-bottom="0.05pt solid #000000"/>
    </style:style>
    <style:style style:name="Tabelle46.B7" style:family="table-cell">
      <style:table-cell-properties fo:padding="0.097cm" fo:border-left="0.05pt solid #000000" fo:border-right="0.05pt solid #000000" fo:border-top="none" fo:border-bottom="0.05pt solid #000000"/>
    </style:style>
    <style:style style:name="Tabelle46.A8" style:family="table-cell">
      <style:table-cell-properties fo:padding="0.097cm" fo:border-left="0.05pt solid #000000" fo:border-right="none" fo:border-top="none" fo:border-bottom="0.05pt solid #000000"/>
    </style:style>
    <style:style style:name="Tabelle46.B8" style:family="table-cell">
      <style:table-cell-properties fo:padding="0.097cm" fo:border-left="0.05pt solid #000000" fo:border-right="0.05pt solid #000000" fo:border-top="none" fo:border-bottom="0.05pt solid #000000"/>
    </style:style>
    <style:style style:name="Tabelle46.A9" style:family="table-cell">
      <style:table-cell-properties fo:padding="0.097cm" fo:border-left="0.05pt solid #000000" fo:border-right="none" fo:border-top="none" fo:border-bottom="0.05pt solid #000000"/>
    </style:style>
    <style:style style:name="Tabelle46.B9" style:family="table-cell">
      <style:table-cell-properties fo:padding="0.097cm" fo:border-left="0.05pt solid #000000" fo:border-right="0.05pt solid #000000" fo:border-top="none" fo:border-bottom="0.05pt solid #000000"/>
    </style:style>
    <style:style style:name="Tabelle23" style:family="table">
      <style:table-properties style:width="7.837cm" table:align="margins"/>
    </style:style>
    <style:style style:name="Tabelle23.A" style:family="table-column">
      <style:table-column-properties style:column-width="0.669cm" style:rel-column-width="5591*"/>
    </style:style>
    <style:style style:name="Tabelle23.B" style:family="table-column">
      <style:table-column-properties style:column-width="0.843cm" style:rel-column-width="7052*"/>
    </style:style>
    <style:style style:name="Tabelle23.C" style:family="table-column">
      <style:table-column-properties style:column-width="2.962cm" style:rel-column-width="24771*"/>
    </style:style>
    <style:style style:name="Tabelle23.D" style:family="table-column">
      <style:table-column-properties style:column-width="3.362cm" style:rel-column-width="28121*"/>
    </style:style>
    <style:style style:name="Tabelle23.A1" style:family="table-cell">
      <style:table-cell-properties fo:padding="0.097cm" fo:border-left="0.05pt solid #000000" fo:border-right="none" fo:border-top="0.05pt solid #000000" fo:border-bottom="0.05pt solid #000000"/>
    </style:style>
    <style:style style:name="Tabelle23.D1" style:family="table-cell">
      <style:table-cell-properties fo:padding="0.097cm" fo:border="0.05pt solid #000000"/>
    </style:style>
    <style:style style:name="Tabelle23.A2" style:family="table-cell">
      <style:table-cell-properties fo:padding="0.097cm" fo:border-left="0.05pt solid #000000" fo:border-right="none" fo:border-top="none" fo:border-bottom="0.05pt solid #000000"/>
    </style:style>
    <style:style style:name="Tabelle23.D2" style:family="table-cell">
      <style:table-cell-properties fo:padding="0.097cm" fo:border-left="0.05pt solid #000000" fo:border-right="0.05pt solid #000000" fo:border-top="none" fo:border-bottom="0.05pt solid #000000"/>
    </style:style>
    <style:style style:name="Tabelle24" style:family="table">
      <style:table-properties style:width="3.17cm" table:align="margins"/>
    </style:style>
    <style:style style:name="Tabelle24.A" style:family="table-column">
      <style:table-column-properties style:column-width="0.818cm" style:rel-column-width="16936*"/>
    </style:style>
    <style:style style:name="Tabelle24.B" style:family="table-column">
      <style:table-column-properties style:column-width="2.351cm" style:rel-column-width="48599*"/>
    </style:style>
    <style:style style:name="Tabelle24.A1" style:family="table-cell">
      <style:table-cell-properties fo:padding="0.097cm" fo:border-left="0.05pt solid #000000" fo:border-right="none" fo:border-top="0.05pt solid #000000" fo:border-bottom="0.05pt solid #000000"/>
    </style:style>
    <style:style style:name="Tabelle24.B1" style:family="table-cell">
      <style:table-cell-properties fo:padding="0.097cm" fo:border="0.05pt solid #000000"/>
    </style:style>
    <style:style style:name="Tabelle29" style:family="table">
      <style:table-properties style:width="3.17cm" table:align="margins"/>
    </style:style>
    <style:style style:name="Tabelle29.A" style:family="table-column">
      <style:table-column-properties style:column-width="0.818cm" style:rel-column-width="16936*"/>
    </style:style>
    <style:style style:name="Tabelle29.B" style:family="table-column">
      <style:table-column-properties style:column-width="2.351cm" style:rel-column-width="48599*"/>
    </style:style>
    <style:style style:name="Tabelle29.A1" style:family="table-cell">
      <style:table-cell-properties fo:padding="0.097cm" fo:border-left="0.05pt solid #000000" fo:border-right="none" fo:border-top="0.05pt solid #000000" fo:border-bottom="0.05pt solid #000000"/>
    </style:style>
    <style:style style:name="Tabelle29.B1" style:family="table-cell">
      <style:table-cell-properties fo:padding="0.097cm" fo:border="0.05pt solid #000000"/>
    </style:style>
    <style:style style:name="Tabelle29.A2" style:family="table-cell">
      <style:table-cell-properties fo:padding="0.097cm" fo:border-left="0.05pt solid #000000" fo:border-right="none" fo:border-top="none" fo:border-bottom="0.05pt solid #000000"/>
    </style:style>
    <style:style style:name="Tabelle29.B2" style:family="table-cell">
      <style:table-cell-properties fo:padding="0.097cm" fo:border-left="0.05pt solid #000000" fo:border-right="0.05pt solid #000000" fo:border-top="none" fo:border-bottom="0.05pt solid #000000"/>
    </style:style>
    <style:style style:name="Tabelle30" style:family="table">
      <style:table-properties style:width="3.17cm" table:align="margins"/>
    </style:style>
    <style:style style:name="Tabelle30.A" style:family="table-column">
      <style:table-column-properties style:column-width="0.818cm" style:rel-column-width="16936*"/>
    </style:style>
    <style:style style:name="Tabelle30.B" style:family="table-column">
      <style:table-column-properties style:column-width="2.351cm" style:rel-column-width="48599*"/>
    </style:style>
    <style:style style:name="Tabelle30.A1" style:family="table-cell">
      <style:table-cell-properties fo:padding="0.097cm" fo:border-left="0.05pt solid #000000" fo:border-right="none" fo:border-top="0.05pt solid #000000" fo:border-bottom="0.05pt solid #000000"/>
    </style:style>
    <style:style style:name="Tabelle30.B1" style:family="table-cell">
      <style:table-cell-properties fo:padding="0.097cm" fo:border="0.05pt solid #000000"/>
    </style:style>
    <style:style style:name="Tabelle30.A2" style:family="table-cell">
      <style:table-cell-properties fo:padding="0.097cm" fo:border-left="0.05pt solid #000000" fo:border-right="none" fo:border-top="none" fo:border-bottom="0.05pt solid #000000"/>
    </style:style>
    <style:style style:name="Tabelle30.B2" style:family="table-cell">
      <style:table-cell-properties fo:padding="0.097cm" fo:border-left="0.05pt solid #000000" fo:border-right="0.05pt solid #000000" fo:border-top="none" fo:border-bottom="0.05pt solid #000000"/>
    </style:style>
    <style:style style:name="Tabelle31" style:family="table">
      <style:table-properties style:width="3.17cm" table:align="margins"/>
    </style:style>
    <style:style style:name="Tabelle31.A" style:family="table-column">
      <style:table-column-properties style:column-width="0.818cm" style:rel-column-width="16936*"/>
    </style:style>
    <style:style style:name="Tabelle31.B" style:family="table-column">
      <style:table-column-properties style:column-width="2.351cm" style:rel-column-width="48599*"/>
    </style:style>
    <style:style style:name="Tabelle31.A1" style:family="table-cell">
      <style:table-cell-properties fo:padding="0.097cm" fo:border-left="0.05pt solid #000000" fo:border-right="none" fo:border-top="0.05pt solid #000000" fo:border-bottom="0.05pt solid #000000"/>
    </style:style>
    <style:style style:name="Tabelle31.B1" style:family="table-cell">
      <style:table-cell-properties fo:padding="0.097cm" fo:border="0.05pt solid #000000"/>
    </style:style>
    <style:style style:name="Tabelle31.A2" style:family="table-cell">
      <style:table-cell-properties fo:padding="0.097cm" fo:border-left="0.05pt solid #000000" fo:border-right="none" fo:border-top="none" fo:border-bottom="0.05pt solid #000000"/>
    </style:style>
    <style:style style:name="Tabelle31.B2" style:family="table-cell">
      <style:table-cell-properties fo:padding="0.097cm" fo:border-left="0.05pt solid #000000" fo:border-right="0.05pt solid #000000" fo:border-top="none" fo:border-bottom="0.05pt solid #000000"/>
    </style:style>
    <style:style style:name="Tabelle32" style:family="table">
      <style:table-properties style:width="3.17cm" table:align="margins"/>
    </style:style>
    <style:style style:name="Tabelle32.A" style:family="table-column">
      <style:table-column-properties style:column-width="0.818cm" style:rel-column-width="16936*"/>
    </style:style>
    <style:style style:name="Tabelle32.B" style:family="table-column">
      <style:table-column-properties style:column-width="2.351cm" style:rel-column-width="48599*"/>
    </style:style>
    <style:style style:name="Tabelle32.A1" style:family="table-cell">
      <style:table-cell-properties fo:padding="0.097cm" fo:border-left="0.05pt solid #000000" fo:border-right="none" fo:border-top="0.05pt solid #000000" fo:border-bottom="0.05pt solid #000000"/>
    </style:style>
    <style:style style:name="Tabelle32.B1" style:family="table-cell">
      <style:table-cell-properties fo:padding="0.097cm" fo:border="0.05pt solid #000000"/>
    </style:style>
    <style:style style:name="Tabelle32.A2" style:family="table-cell">
      <style:table-cell-properties fo:padding="0.097cm" fo:border-left="0.05pt solid #000000" fo:border-right="none" fo:border-top="none" fo:border-bottom="0.05pt solid #000000"/>
    </style:style>
    <style:style style:name="Tabelle32.B2" style:family="table-cell">
      <style:table-cell-properties fo:padding="0.097cm" fo:border-left="0.05pt solid #000000" fo:border-right="0.05pt solid #000000" fo:border-top="none" fo:border-bottom="0.05pt solid #000000"/>
    </style:style>
    <style:style style:name="Tabelle25" style:family="table">
      <style:table-properties style:width="7.837cm" table:align="margins"/>
    </style:style>
    <style:style style:name="Tabelle25.A" style:family="table-column">
      <style:table-column-properties style:column-width="0.669cm" style:rel-column-width="5591*"/>
    </style:style>
    <style:style style:name="Tabelle25.B" style:family="table-column">
      <style:table-column-properties style:column-width="0.843cm" style:rel-column-width="7052*"/>
    </style:style>
    <style:style style:name="Tabelle25.C" style:family="table-column">
      <style:table-column-properties style:column-width="2.962cm" style:rel-column-width="24771*"/>
    </style:style>
    <style:style style:name="Tabelle25.D" style:family="table-column">
      <style:table-column-properties style:column-width="3.362cm" style:rel-column-width="28121*"/>
    </style:style>
    <style:style style:name="Tabelle25.A1" style:family="table-cell">
      <style:table-cell-properties fo:padding="0.097cm" fo:border-left="0.05pt solid #000000" fo:border-right="none" fo:border-top="0.05pt solid #000000" fo:border-bottom="0.05pt solid #000000"/>
    </style:style>
    <style:style style:name="Tabelle25.D1" style:family="table-cell">
      <style:table-cell-properties fo:padding="0.097cm" fo:border="0.05pt solid #000000"/>
    </style:style>
    <style:style style:name="Tabelle25.A2" style:family="table-cell">
      <style:table-cell-properties fo:padding="0.097cm" fo:border-left="0.05pt solid #000000" fo:border-right="none" fo:border-top="none" fo:border-bottom="0.05pt solid #000000"/>
    </style:style>
    <style:style style:name="Tabelle25.D2" style:family="table-cell">
      <style:table-cell-properties fo:padding="0.097cm" fo:border-left="0.05pt solid #000000" fo:border-right="0.05pt solid #000000" fo:border-top="none" fo:border-bottom="0.05pt solid #000000"/>
    </style:style>
    <style:style style:name="Tabelle26" style:family="table">
      <style:table-properties style:width="3.17cm" table:align="margins"/>
    </style:style>
    <style:style style:name="Tabelle26.A" style:family="table-column">
      <style:table-column-properties style:column-width="0.818cm" style:rel-column-width="16936*"/>
    </style:style>
    <style:style style:name="Tabelle26.B" style:family="table-column">
      <style:table-column-properties style:column-width="2.351cm" style:rel-column-width="48599*"/>
    </style:style>
    <style:style style:name="Tabelle26.A1" style:family="table-cell">
      <style:table-cell-properties fo:padding="0.097cm" fo:border-left="0.05pt solid #000000" fo:border-right="none" fo:border-top="0.05pt solid #000000" fo:border-bottom="0.05pt solid #000000"/>
    </style:style>
    <style:style style:name="Tabelle26.B1" style:family="table-cell">
      <style:table-cell-properties fo:padding="0.097cm" fo:border="0.05pt solid #000000"/>
    </style:style>
    <style:style style:name="Tabelle27" style:family="table">
      <style:table-properties style:width="3.17cm" table:align="margins"/>
    </style:style>
    <style:style style:name="Tabelle27.A" style:family="table-column">
      <style:table-column-properties style:column-width="0.818cm" style:rel-column-width="16936*"/>
    </style:style>
    <style:style style:name="Tabelle27.B" style:family="table-column">
      <style:table-column-properties style:column-width="2.351cm" style:rel-column-width="48599*"/>
    </style:style>
    <style:style style:name="Tabelle27.A1" style:family="table-cell">
      <style:table-cell-properties fo:padding="0.097cm" fo:border-left="0.05pt solid #000000" fo:border-right="none" fo:border-top="0.05pt solid #000000" fo:border-bottom="0.05pt solid #000000"/>
    </style:style>
    <style:style style:name="Tabelle27.B1" style:family="table-cell">
      <style:table-cell-properties fo:padding="0.097cm" fo:border="0.05pt solid #000000"/>
    </style:style>
    <style:style style:name="Tabelle27.A2" style:family="table-cell">
      <style:table-cell-properties fo:padding="0.097cm" fo:border-left="0.05pt solid #000000" fo:border-right="none" fo:border-top="none" fo:border-bottom="0.05pt solid #000000"/>
    </style:style>
    <style:style style:name="Tabelle27.B2" style:family="table-cell">
      <style:table-cell-properties fo:padding="0.097cm" fo:border-left="0.05pt solid #000000" fo:border-right="0.05pt solid #000000" fo:border-top="none" fo:border-bottom="0.05pt solid #000000"/>
    </style:style>
    <style:style style:name="Tabelle28" style:family="table">
      <style:table-properties style:width="3.17cm" table:align="margins"/>
    </style:style>
    <style:style style:name="Tabelle28.A" style:family="table-column">
      <style:table-column-properties style:column-width="0.818cm" style:rel-column-width="16936*"/>
    </style:style>
    <style:style style:name="Tabelle28.B" style:family="table-column">
      <style:table-column-properties style:column-width="2.351cm" style:rel-column-width="48599*"/>
    </style:style>
    <style:style style:name="Tabelle28.A1" style:family="table-cell">
      <style:table-cell-properties fo:padding="0.097cm" fo:border-left="0.05pt solid #000000" fo:border-right="none" fo:border-top="0.05pt solid #000000" fo:border-bottom="0.05pt solid #000000"/>
    </style:style>
    <style:style style:name="Tabelle28.B1" style:family="table-cell">
      <style:table-cell-properties fo:padding="0.097cm" fo:border="0.05pt solid #000000"/>
    </style:style>
    <style:style style:name="Tabelle28.A2" style:family="table-cell">
      <style:table-cell-properties fo:padding="0.097cm" fo:border-left="0.05pt solid #000000" fo:border-right="none" fo:border-top="none" fo:border-bottom="0.05pt solid #000000"/>
    </style:style>
    <style:style style:name="Tabelle28.B2" style:family="table-cell">
      <style:table-cell-properties fo:padding="0.097cm" fo:border-left="0.05pt solid #000000" fo:border-right="0.05pt solid #000000" fo:border-top="none" fo:border-bottom="0.05pt solid #000000"/>
    </style:style>
    <style:style style:name="Tabelle33" style:family="table">
      <style:table-properties style:width="3.17cm" table:align="margins"/>
    </style:style>
    <style:style style:name="Tabelle33.A" style:family="table-column">
      <style:table-column-properties style:column-width="0.818cm" style:rel-column-width="16936*"/>
    </style:style>
    <style:style style:name="Tabelle33.B" style:family="table-column">
      <style:table-column-properties style:column-width="2.351cm" style:rel-column-width="48599*"/>
    </style:style>
    <style:style style:name="Tabelle33.A1" style:family="table-cell">
      <style:table-cell-properties fo:padding="0.097cm" fo:border-left="0.05pt solid #000000" fo:border-right="none" fo:border-top="0.05pt solid #000000" fo:border-bottom="0.05pt solid #000000"/>
    </style:style>
    <style:style style:name="Tabelle33.B1" style:family="table-cell">
      <style:table-cell-properties fo:padding="0.097cm" fo:border="0.05pt solid #000000"/>
    </style:style>
    <style:style style:name="Tabelle33.A2" style:family="table-cell">
      <style:table-cell-properties fo:padding="0.097cm" fo:border-left="0.05pt solid #000000" fo:border-right="none" fo:border-top="none" fo:border-bottom="0.05pt solid #000000"/>
    </style:style>
    <style:style style:name="Tabelle33.B2" style:family="table-cell">
      <style:table-cell-properties fo:padding="0.097cm" fo:border-left="0.05pt solid #000000" fo:border-right="0.05pt solid #000000" fo:border-top="none" fo:border-bottom="0.05pt solid #000000"/>
    </style:style>
    <style:style style:name="Tabelle34" style:family="table">
      <style:table-properties style:width="3.17cm" table:align="margins"/>
    </style:style>
    <style:style style:name="Tabelle34.A" style:family="table-column">
      <style:table-column-properties style:column-width="0.818cm" style:rel-column-width="16936*"/>
    </style:style>
    <style:style style:name="Tabelle34.B" style:family="table-column">
      <style:table-column-properties style:column-width="2.351cm" style:rel-column-width="48599*"/>
    </style:style>
    <style:style style:name="Tabelle34.A1" style:family="table-cell">
      <style:table-cell-properties fo:padding="0.097cm" fo:border-left="0.05pt solid #000000" fo:border-right="none" fo:border-top="0.05pt solid #000000" fo:border-bottom="0.05pt solid #000000"/>
    </style:style>
    <style:style style:name="Tabelle34.B1" style:family="table-cell">
      <style:table-cell-properties fo:padding="0.097cm" fo:border="0.05pt solid #000000"/>
    </style:style>
    <style:style style:name="Tabelle34.A2" style:family="table-cell">
      <style:table-cell-properties fo:padding="0.097cm" fo:border-left="0.05pt solid #000000" fo:border-right="none" fo:border-top="none" fo:border-bottom="0.05pt solid #000000"/>
    </style:style>
    <style:style style:name="Tabelle34.B2" style:family="table-cell">
      <style:table-cell-properties fo:padding="0.097cm" fo:border-left="0.05pt solid #000000" fo:border-right="0.05pt solid #000000" fo:border-top="none" fo:border-bottom="0.05pt solid #000000"/>
    </style:style>
    <style:style style:name="Tabelle35" style:family="table">
      <style:table-properties style:width="17cm" table:align="margins"/>
    </style:style>
    <style:style style:name="Tabelle35.A" style:family="table-column">
      <style:table-column-properties style:column-width="5.316cm" style:rel-column-width="20494*"/>
    </style:style>
    <style:style style:name="Tabelle35.B" style:family="table-column">
      <style:table-column-properties style:column-width="2.067cm" style:rel-column-width="7969*"/>
    </style:style>
    <style:style style:name="Tabelle35.C" style:family="table-column">
      <style:table-column-properties style:column-width="1.588cm" style:rel-column-width="6119*"/>
    </style:style>
    <style:style style:name="Tabelle35.D" style:family="table-column">
      <style:table-column-properties style:column-width="8.029cm" style:rel-column-width="30953*"/>
    </style:style>
    <style:style style:name="Tabelle35.1" style:family="table-row">
      <style:table-row-properties fo:background-color="#c0c0c0">
        <style:background-image/>
      </style:table-row-properties>
    </style:style>
    <style:style style:name="Tabelle35.A1" style:family="table-cell">
      <style:table-cell-properties fo:padding="0.097cm" fo:border-left="0.05pt solid #000000" fo:border-right="none" fo:border-top="0.05pt solid #000000" fo:border-bottom="0.05pt solid #000000"/>
    </style:style>
    <style:style style:name="Tabelle35.D1" style:family="table-cell">
      <style:table-cell-properties fo:padding="0.097cm" fo:border="0.05pt solid #000000"/>
    </style:style>
    <style:style style:name="Tabelle35.A2" style:family="table-cell">
      <style:table-cell-properties fo:padding="0.097cm" fo:border-left="0.05pt solid #000000" fo:border-right="none" fo:border-top="none" fo:border-bottom="0.05pt solid #000000"/>
    </style:style>
    <style:style style:name="Tabelle35.D2" style:family="table-cell">
      <style:table-cell-properties fo:padding="0.097cm" fo:border-left="0.05pt solid #000000" fo:border-right="0.05pt solid #000000" fo:border-top="none" fo:border-bottom="0.05pt solid #000000"/>
    </style:style>
    <style:style style:name="Tabelle36" style:family="table">
      <style:table-properties style:width="7.837cm" table:align="margins"/>
    </style:style>
    <style:style style:name="Tabelle36.A" style:family="table-column">
      <style:table-column-properties style:column-width="0.669cm" style:rel-column-width="5591*"/>
    </style:style>
    <style:style style:name="Tabelle36.B" style:family="table-column">
      <style:table-column-properties style:column-width="0.843cm" style:rel-column-width="7052*"/>
    </style:style>
    <style:style style:name="Tabelle36.C" style:family="table-column">
      <style:table-column-properties style:column-width="2.722cm" style:rel-column-width="22764*"/>
    </style:style>
    <style:style style:name="Tabelle36.D" style:family="table-column">
      <style:table-column-properties style:column-width="3.604cm" style:rel-column-width="30128*"/>
    </style:style>
    <style:style style:name="Tabelle36.A1" style:family="table-cell">
      <style:table-cell-properties fo:padding="0.097cm" fo:border-left="0.05pt solid #000000" fo:border-right="none" fo:border-top="0.05pt solid #000000" fo:border-bottom="0.05pt solid #000000"/>
    </style:style>
    <style:style style:name="Tabelle36.D1" style:family="table-cell">
      <style:table-cell-properties fo:padding="0.097cm" fo:border="0.05pt solid #000000"/>
    </style:style>
    <style:style style:name="Tabelle36.A2" style:family="table-cell">
      <style:table-cell-properties fo:padding="0.097cm" fo:border-left="0.05pt solid #000000" fo:border-right="none" fo:border-top="none" fo:border-bottom="0.05pt solid #000000"/>
    </style:style>
    <style:style style:name="Tabelle36.D2" style:family="table-cell">
      <style:table-cell-properties fo:padding="0.097cm" fo:border-left="0.05pt solid #000000" fo:border-right="0.05pt solid #000000" fo:border-top="none" fo:border-bottom="0.05pt solid #000000"/>
    </style:style>
    <style:style style:name="Tabelle37" style:family="table">
      <style:table-properties style:width="3.41cm" table:align="margins"/>
    </style:style>
    <style:style style:name="Tabelle37.A" style:family="table-column">
      <style:table-column-properties style:column-width="0.882cm" style:rel-column-width="16936*"/>
    </style:style>
    <style:style style:name="Tabelle37.B" style:family="table-column">
      <style:table-column-properties style:column-width="2.528cm" style:rel-column-width="48599*"/>
    </style:style>
    <style:style style:name="Tabelle37.A1" style:family="table-cell">
      <style:table-cell-properties fo:padding="0.097cm" fo:border-left="0.05pt solid #000000" fo:border-right="none" fo:border-top="0.05pt solid #000000" fo:border-bottom="0.05pt solid #000000"/>
    </style:style>
    <style:style style:name="Tabelle37.B1" style:family="table-cell">
      <style:table-cell-properties fo:padding="0.097cm" fo:border="0.05pt solid #000000"/>
    </style:style>
    <style:style style:name="Tabelle39" style:family="table">
      <style:table-properties style:width="3.41cm" table:align="margins"/>
    </style:style>
    <style:style style:name="Tabelle39.A" style:family="table-column">
      <style:table-column-properties style:column-width="0.882cm" style:rel-column-width="16936*"/>
    </style:style>
    <style:style style:name="Tabelle39.B" style:family="table-column">
      <style:table-column-properties style:column-width="2.528cm" style:rel-column-width="48599*"/>
    </style:style>
    <style:style style:name="Tabelle39.A1" style:family="table-cell">
      <style:table-cell-properties fo:padding="0.097cm" fo:border-left="0.05pt solid #000000" fo:border-right="none" fo:border-top="0.05pt solid #000000" fo:border-bottom="0.05pt solid #000000"/>
    </style:style>
    <style:style style:name="Tabelle39.B1" style:family="table-cell">
      <style:table-cell-properties fo:padding="0.097cm" fo:border="0.05pt solid #000000"/>
    </style:style>
    <style:style style:name="Tabelle39.A2" style:family="table-cell">
      <style:table-cell-properties fo:padding="0.097cm" fo:border-left="0.05pt solid #000000" fo:border-right="none" fo:border-top="none" fo:border-bottom="0.05pt solid #000000"/>
    </style:style>
    <style:style style:name="Tabelle39.B2" style:family="table-cell">
      <style:table-cell-properties fo:padding="0.097cm" fo:border-left="0.05pt solid #000000" fo:border-right="0.05pt solid #000000" fo:border-top="none" fo:border-bottom="0.05pt solid #000000"/>
    </style:style>
    <style:style style:name="Tabelle40" style:family="table">
      <style:table-properties style:width="3.41cm" table:align="margins"/>
    </style:style>
    <style:style style:name="Tabelle40.A" style:family="table-column">
      <style:table-column-properties style:column-width="0.882cm" style:rel-column-width="16936*"/>
    </style:style>
    <style:style style:name="Tabelle40.B" style:family="table-column">
      <style:table-column-properties style:column-width="2.528cm" style:rel-column-width="48599*"/>
    </style:style>
    <style:style style:name="Tabelle40.A1" style:family="table-cell">
      <style:table-cell-properties fo:padding="0.097cm" fo:border-left="0.05pt solid #000000" fo:border-right="none" fo:border-top="0.05pt solid #000000" fo:border-bottom="0.05pt solid #000000"/>
    </style:style>
    <style:style style:name="Tabelle40.B1" style:family="table-cell">
      <style:table-cell-properties fo:padding="0.097cm" fo:border="0.05pt solid #000000"/>
    </style:style>
    <style:style style:name="Tabelle40.A2" style:family="table-cell">
      <style:table-cell-properties fo:padding="0.097cm" fo:border-left="0.05pt solid #000000" fo:border-right="none" fo:border-top="none" fo:border-bottom="0.05pt solid #000000"/>
    </style:style>
    <style:style style:name="Tabelle40.B2" style:family="table-cell">
      <style:table-cell-properties fo:padding="0.097cm" fo:border-left="0.05pt solid #000000" fo:border-right="0.05pt solid #000000" fo:border-top="none" fo:border-bottom="0.05pt solid #000000"/>
    </style:style>
    <style:style style:name="Tabelle50" style:family="table">
      <style:table-properties style:width="3.41cm" table:align="margins"/>
    </style:style>
    <style:style style:name="Tabelle50.A" style:family="table-column">
      <style:table-column-properties style:column-width="0.882cm" style:rel-column-width="16936*"/>
    </style:style>
    <style:style style:name="Tabelle50.B" style:family="table-column">
      <style:table-column-properties style:column-width="2.528cm" style:rel-column-width="48599*"/>
    </style:style>
    <style:style style:name="Tabelle50.A1" style:family="table-cell">
      <style:table-cell-properties fo:padding="0.097cm" fo:border-left="0.05pt solid #000000" fo:border-right="none" fo:border-top="0.05pt solid #000000" fo:border-bottom="0.05pt solid #000000"/>
    </style:style>
    <style:style style:name="Tabelle50.B1" style:family="table-cell">
      <style:table-cell-properties fo:padding="0.097cm" fo:border="0.05pt solid #000000"/>
    </style:style>
    <style:style style:name="Tabelle50.A2" style:family="table-cell">
      <style:table-cell-properties fo:padding="0.097cm" fo:border-left="0.05pt solid #000000" fo:border-right="none" fo:border-top="none" fo:border-bottom="0.05pt solid #000000"/>
    </style:style>
    <style:style style:name="Tabelle50.B2" style:family="table-cell">
      <style:table-cell-properties fo:padding="0.097cm" fo:border-left="0.05pt solid #000000" fo:border-right="0.05pt solid #000000" fo:border-top="none" fo:border-bottom="0.05pt solid #000000"/>
    </style:style>
    <style:style style:name="Tabelle38" style:family="table">
      <style:table-properties style:width="3.41cm" table:align="margins"/>
    </style:style>
    <style:style style:name="Tabelle38.A" style:family="table-column">
      <style:table-column-properties style:column-width="0.882cm" style:rel-column-width="16936*"/>
    </style:style>
    <style:style style:name="Tabelle38.B" style:family="table-column">
      <style:table-column-properties style:column-width="2.528cm" style:rel-column-width="48599*"/>
    </style:style>
    <style:style style:name="Tabelle38.A1" style:family="table-cell">
      <style:table-cell-properties fo:padding="0.097cm" fo:border-left="0.05pt solid #000000" fo:border-right="none" fo:border-top="0.05pt solid #000000" fo:border-bottom="0.05pt solid #000000"/>
    </style:style>
    <style:style style:name="Tabelle38.B1" style:family="table-cell">
      <style:table-cell-properties fo:padding="0.097cm" fo:border="0.05pt solid #000000"/>
    </style:style>
    <style:style style:name="Tabelle38.A2" style:family="table-cell">
      <style:table-cell-properties fo:padding="0.097cm" fo:border-left="0.05pt solid #000000" fo:border-right="none" fo:border-top="none" fo:border-bottom="0.05pt solid #000000"/>
    </style:style>
    <style:style style:name="Tabelle38.B2" style:family="table-cell">
      <style:table-cell-properties fo:padding="0.097cm" fo:border-left="0.05pt solid #000000" fo:border-right="0.05pt solid #000000" fo:border-top="none" fo:border-bottom="0.05pt solid #000000"/>
    </style:style>
    <style:style style:name="Tabelle41" style:family="table">
      <style:table-properties style:width="3.41cm" table:align="margins"/>
    </style:style>
    <style:style style:name="Tabelle41.A" style:family="table-column">
      <style:table-column-properties style:column-width="0.882cm" style:rel-column-width="16936*"/>
    </style:style>
    <style:style style:name="Tabelle41.B" style:family="table-column">
      <style:table-column-properties style:column-width="2.528cm" style:rel-column-width="48599*"/>
    </style:style>
    <style:style style:name="Tabelle41.A1" style:family="table-cell">
      <style:table-cell-properties fo:padding="0.097cm" fo:border-left="0.05pt solid #000000" fo:border-right="none" fo:border-top="0.05pt solid #000000" fo:border-bottom="0.05pt solid #000000"/>
    </style:style>
    <style:style style:name="Tabelle41.B1" style:family="table-cell">
      <style:table-cell-properties fo:padding="0.097cm" fo:border="0.05pt solid #000000"/>
    </style:style>
    <style:style style:name="Tabelle41.A2" style:family="table-cell">
      <style:table-cell-properties fo:padding="0.097cm" fo:border-left="0.05pt solid #000000" fo:border-right="none" fo:border-top="none" fo:border-bottom="0.05pt solid #000000"/>
    </style:style>
    <style:style style:name="Tabelle41.B2" style:family="table-cell">
      <style:table-cell-properties fo:padding="0.097cm" fo:border-left="0.05pt solid #000000" fo:border-right="0.05pt solid #000000" fo:border-top="none" fo:border-bottom="0.05pt solid #000000"/>
    </style:style>
    <style:style style:name="Tabelle51" style:family="table">
      <style:table-properties style:width="3.41cm" table:align="margins"/>
    </style:style>
    <style:style style:name="Tabelle51.A" style:family="table-column">
      <style:table-column-properties style:column-width="0.882cm" style:rel-column-width="16936*"/>
    </style:style>
    <style:style style:name="Tabelle51.B" style:family="table-column">
      <style:table-column-properties style:column-width="2.528cm" style:rel-column-width="48599*"/>
    </style:style>
    <style:style style:name="Tabelle51.A1" style:family="table-cell">
      <style:table-cell-properties fo:padding="0.097cm" fo:border-left="0.05pt solid #000000" fo:border-right="none" fo:border-top="0.05pt solid #000000" fo:border-bottom="0.05pt solid #000000"/>
    </style:style>
    <style:style style:name="Tabelle51.B1" style:family="table-cell">
      <style:table-cell-properties fo:padding="0.097cm" fo:border="0.05pt solid #000000"/>
    </style:style>
    <style:style style:name="Tabelle51.A2" style:family="table-cell">
      <style:table-cell-properties fo:padding="0.097cm" fo:border-left="0.05pt solid #000000" fo:border-right="none" fo:border-top="none" fo:border-bottom="0.05pt solid #000000"/>
    </style:style>
    <style:style style:name="Tabelle51.B2" style:family="table-cell">
      <style:table-cell-properties fo:padding="0.097cm" fo:border-left="0.05pt solid #000000" fo:border-right="0.05pt solid #000000" fo:border-top="none" fo:border-bottom="0.05pt solid #000000"/>
    </style:style>
    <style:style style:name="Tabelle43" style:family="table">
      <style:table-properties style:width="17cm" table:align="margins"/>
    </style:style>
    <style:style style:name="Tabelle43.A" style:family="table-column">
      <style:table-column-properties style:column-width="5.316cm" style:rel-column-width="20494*"/>
    </style:style>
    <style:style style:name="Tabelle43.B" style:family="table-column">
      <style:table-column-properties style:column-width="2.067cm" style:rel-column-width="7969*"/>
    </style:style>
    <style:style style:name="Tabelle43.C" style:family="table-column">
      <style:table-column-properties style:column-width="1.588cm" style:rel-column-width="6119*"/>
    </style:style>
    <style:style style:name="Tabelle43.D" style:family="table-column">
      <style:table-column-properties style:column-width="8.029cm" style:rel-column-width="30953*"/>
    </style:style>
    <style:style style:name="Tabelle43.1" style:family="table-row">
      <style:table-row-properties fo:background-color="#c0c0c0">
        <style:background-image/>
      </style:table-row-properties>
    </style:style>
    <style:style style:name="Tabelle43.A1" style:family="table-cell">
      <style:table-cell-properties fo:padding="0.097cm" fo:border-left="0.05pt solid #000000" fo:border-right="none" fo:border-top="0.05pt solid #000000" fo:border-bottom="0.05pt solid #000000"/>
    </style:style>
    <style:style style:name="Tabelle43.D1" style:family="table-cell">
      <style:table-cell-properties fo:padding="0.097cm" fo:border="0.05pt solid #000000"/>
    </style:style>
    <style:style style:name="Tabelle43.A2" style:family="table-cell">
      <style:table-cell-properties fo:padding="0.097cm" fo:border-left="0.05pt solid #000000" fo:border-right="none" fo:border-top="none" fo:border-bottom="0.05pt solid #000000"/>
    </style:style>
    <style:style style:name="Tabelle43.D2" style:family="table-cell">
      <style:table-cell-properties fo:padding="0.097cm" fo:border-left="0.05pt solid #000000" fo:border-right="0.05pt solid #000000" fo:border-top="none" fo:border-bottom="0.05pt solid #000000"/>
    </style:style>
    <style:style style:name="Tabelle44" style:family="table">
      <style:table-properties style:width="7.837cm" table:align="margins"/>
    </style:style>
    <style:style style:name="Tabelle44.A" style:family="table-column">
      <style:table-column-properties style:column-width="0.806cm" style:rel-column-width="6742*"/>
    </style:style>
    <style:style style:name="Tabelle44.B" style:family="table-column">
      <style:table-column-properties style:column-width="2.141cm" style:rel-column-width="17910*"/>
    </style:style>
    <style:style style:name="Tabelle44.C" style:family="table-column">
      <style:table-column-properties style:column-width="4.89cm" style:rel-column-width="40883*"/>
    </style:style>
    <style:style style:name="Tabelle44.A1" style:family="table-cell">
      <style:table-cell-properties fo:padding="0.097cm" fo:border-left="0.05pt solid #000000" fo:border-right="none" fo:border-top="0.05pt solid #000000" fo:border-bottom="0.05pt solid #000000"/>
    </style:style>
    <style:style style:name="Tabelle44.C1" style:family="table-cell">
      <style:table-cell-properties fo:padding="0.097cm" fo:border="0.05pt solid #000000"/>
    </style:style>
    <style:style style:name="Tabelle44.A2" style:family="table-cell">
      <style:table-cell-properties fo:padding="0.097cm" fo:border-left="0.05pt solid #000000" fo:border-right="none" fo:border-top="none" fo:border-bottom="0.05pt solid #000000"/>
    </style:style>
    <style:style style:name="Tabelle44.C2" style:family="table-cell">
      <style:table-cell-properties fo:padding="0.097cm" fo:border-left="0.05pt solid #000000" fo:border-right="0.05pt solid #000000" fo:border-top="none" fo:border-bottom="0.05pt solid #000000"/>
    </style:style>
    <style:style style:name="Tabelle45" style:family="table">
      <style:table-properties style:width="7.837cm" table:align="margins"/>
    </style:style>
    <style:style style:name="Tabelle45.A" style:family="table-column">
      <style:table-column-properties style:column-width="0.806cm" style:rel-column-width="6742*"/>
    </style:style>
    <style:style style:name="Tabelle45.B" style:family="table-column">
      <style:table-column-properties style:column-width="2.141cm" style:rel-column-width="17910*"/>
    </style:style>
    <style:style style:name="Tabelle45.C" style:family="table-column">
      <style:table-column-properties style:column-width="4.89cm" style:rel-column-width="40883*"/>
    </style:style>
    <style:style style:name="Tabelle45.A1" style:family="table-cell">
      <style:table-cell-properties fo:padding="0.097cm" fo:border-left="0.05pt solid #000000" fo:border-right="none" fo:border-top="0.05pt solid #000000" fo:border-bottom="0.05pt solid #000000"/>
    </style:style>
    <style:style style:name="Tabelle45.C1" style:family="table-cell">
      <style:table-cell-properties fo:padding="0.097cm" fo:border="0.05pt solid #000000"/>
    </style:style>
    <style:style style:name="Tabelle45.A2" style:family="table-cell">
      <style:table-cell-properties fo:padding="0.097cm" fo:border-left="0.05pt solid #000000" fo:border-right="none" fo:border-top="none" fo:border-bottom="0.05pt solid #000000"/>
    </style:style>
    <style:style style:name="Tabelle45.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language="en" fo:country="US"/>
    </style:style>
    <style:style style:name="P2" style:family="paragraph" style:parent-style-name="Table_20_Contents">
      <style:text-properties fo:font-weight="bold" style:font-weight-asian="bold" style:font-weight-complex="bold"/>
    </style:style>
    <style:style style:name="P3" style:family="paragraph" style:parent-style-name="Table_20_Contents">
      <style:text-properties fo:font-size="10pt" fo:font-weight="bold" style:font-size-asian="10pt" style:font-weight-asian="bold" style:font-size-complex="10pt" style:font-weight-complex="bold"/>
    </style:style>
    <style:style style:name="P4" style:family="paragraph" style:parent-style-name="Table_20_Contents">
      <style:text-properties fo:font-size="10pt" fo:font-weight="bold" style:font-size-asian="10pt" style:font-size-complex="10pt"/>
    </style:style>
    <style:style style:name="P5" style:family="paragraph" style:parent-style-name="Table_20_Contents">
      <style:text-properties fo:font-size="10pt" style:font-size-asian="10pt" style:font-size-complex="10pt"/>
    </style:style>
    <style:style style:name="P6" style:family="paragraph" style:parent-style-name="Table_20_Contents">
      <style:text-properties fo:font-size="10pt" fo:font-weight="normal" style:font-size-asian="10pt" style:font-weight-asian="normal" style:font-size-complex="10pt" style:font-weight-complex="normal"/>
    </style:style>
    <style:style style:name="P7" style:family="paragraph" style:parent-style-name="Heading_20_1">
      <style:text-properties fo:language="en" fo:country="US"/>
    </style:style>
    <style:style style:name="P8" style:family="paragraph" style:parent-style-name="Heading_20_1">
      <style:paragraph-properties fo:break-before="page"/>
    </style:style>
    <style:style style:name="P9" style:family="paragraph" style:parent-style-name="Heading_20_2">
      <style:text-properties fo:language="en" fo:country="US"/>
    </style:style>
    <style:style style:name="P10" style:family="paragraph" style:parent-style-name="Heading_20_3">
      <style:text-properties fo:language="en" fo:country="US"/>
    </style:style>
    <style:style style:name="P11" style:family="paragraph" style:parent-style-name="Heading_20_3" style:list-style-name=""/>
    <style:style style:name="P12" style:family="paragraph" style:parent-style-name="Heading_20_3">
      <style:paragraph-properties fo:break-before="page"/>
    </style:style>
    <style:style style:name="T1" style:family="text">
      <style:text-properties fo:font-weight="normal" style:font-weight-asian="normal" style:font-weight-complex="normal"/>
    </style:style>
    <style:style style:name="T2" style:family="text">
      <style:text-properties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Light Control Service</text:h>
      <text:h text:style-name="P9" text:outline-level="2">Base UUID: <text:tab/>4F770000ED7D-11E4-840E-0002A5D5C51B</text:h>
      <text:h text:style-name="P9" text:outline-level="2">Service UUID:<text:tab/>0x0101</text:h>
      <text:h text:style-name="P10" text:outline-level="3">Abstract:</text:h>
      <text:p text:style-name="P1">This service exposes measurement data and control methods for lights intended to use with a bicycle.</text:p>
      <text:h text:style-name="Heading_20_3" text:outline-level="3">Summary:</text:h>
      <text:p text:style-name="Text_20_body"/>
      <text:h text:style-name="Heading_20_3" text:outline-level="3">Service Dependencies:</text:h>
      <text:p text:style-name="Text_20_body">This service is not dependent upon any other service.</text:p>
      <text:h text:style-name="Heading_20_3" text:outline-level="3">GATT Requirements</text:h>
      <table:table table:name="Tabelle1" table:style-name="Tabelle1">
        <table:table-column table:style-name="Tabelle1.A"/>
        <table:table-column table:style-name="Tabelle1.B"/>
        <table:table-row table:style-name="Tabelle1.1">
          <table:table-cell table:style-name="Tabelle1.A1" office:value-type="string">
            <text:p text:style-name="Table_20_Contents">Sub-Procedure</text:p>
          </table:table-cell>
          <table:table-cell table:style-name="Tabelle1.B1" office:value-type="string">
            <text:p text:style-name="Table_20_Contents">Server Requirement</text:p>
          </table:table-cell>
        </table:table-row>
        <table:table-row>
          <table:table-cell table:style-name="Tabelle1.A2" office:value-type="string">
            <text:p text:style-name="Table_20_Contents">Write Characteristic Value</text:p>
          </table:table-cell>
          <table:table-cell table:style-name="Tabelle1.B2" office:value-type="string">
            <text:p text:style-name="Table_20_Contents">C1</text:p>
          </table:table-cell>
        </table:table-row>
        <table:table-row>
          <table:table-cell table:style-name="Tabelle1.A2" office:value-type="string">
            <text:p text:style-name="Table_20_Contents">Notifications</text:p>
          </table:table-cell>
          <table:table-cell table:style-name="Tabelle1.B2" office:value-type="string">
            <text:p text:style-name="Table_20_Contents">Mandatory</text:p>
          </table:table-cell>
        </table:table-row>
        <table:table-row>
          <table:table-cell table:style-name="Tabelle1.A2" office:value-type="string">
            <text:p text:style-name="Table_20_Contents">Indications</text:p>
          </table:table-cell>
          <table:table-cell table:style-name="Tabelle1.B2" office:value-type="string">
            <text:p text:style-name="Table_20_Contents">C1</text:p>
          </table:table-cell>
        </table:table-row>
        <table:table-row>
          <table:table-cell table:style-name="Tabelle1.A2" office:value-type="string">
            <text:p text:style-name="Table_20_Contents">Read Characteristic Descriptors</text:p>
          </table:table-cell>
          <table:table-cell table:style-name="Tabelle1.B2" office:value-type="string">
            <text:p text:style-name="Table_20_Contents">Mandatory</text:p>
          </table:table-cell>
        </table:table-row>
        <table:table-row>
          <table:table-cell table:style-name="Tabelle1.A2" office:value-type="string">
            <text:p text:style-name="Table_20_Contents">Write Characteristic Descriptors</text:p>
          </table:table-cell>
          <table:table-cell table:style-name="Tabelle1.B2" office:value-type="string">
            <text:p text:style-name="Table_20_Contents">Mandatory</text:p>
          </table:table-cell>
        </table:table-row>
      </table:table>
      <text:p text:style-name="Text_20_body">C1: Mandatory if the LC Control Point characteristic is supported, otherwise excluded for this service.</text:p>
      <text:h text:style-name="Heading_20_3" text:outline-level="3">Transport Dependencies</text:h>
      <table:table table:name="Tabelle2" table:style-name="Tabelle2">
        <table:table-column table:style-name="Tabelle2.A"/>
        <table:table-column table:style-name="Tabelle2.B"/>
        <table:table-row table:style-name="Tabelle2.1">
          <table:table-cell table:style-name="Tabelle2.A1" office:value-type="string">
            <text:p text:style-name="Table_20_Contents">Transport</text:p>
          </table:table-cell>
          <table:table-cell table:style-name="Tabelle2.B1" office:value-type="string">
            <text:p text:style-name="Table_20_Contents">Supported</text:p>
          </table:table-cell>
        </table:table-row>
        <table:table-row>
          <table:table-cell table:style-name="Tabelle2.A2" office:value-type="string">
            <text:p text:style-name="Table_20_Contents">Classic</text:p>
          </table:table-cell>
          <table:table-cell table:style-name="Tabelle2.B2" office:value-type="string">
            <text:p text:style-name="Table_20_Contents">false</text:p>
          </table:table-cell>
        </table:table-row>
        <table:table-row>
          <table:table-cell table:style-name="Tabelle2.A2" office:value-type="string">
            <text:p text:style-name="Table_20_Contents">Low Energy</text:p>
          </table:table-cell>
          <table:table-cell table:style-name="Tabelle2.B2" office:value-type="string">
            <text:p text:style-name="Table_20_Contents">true</text:p>
          </table:table-cell>
        </table:table-row>
        <table:table-row>
          <table:table-cell table:style-name="Tabelle2.A2" office:value-type="string">
            <text:p text:style-name="Table_20_Contents">High Speed</text:p>
          </table:table-cell>
          <table:table-cell table:style-name="Tabelle2.B2" office:value-type="string">
            <text:p text:style-name="Table_20_Contents">false</text:p>
          </table:table-cell>
        </table:table-row>
      </table:table>
      <text:h text:style-name="Heading_20_3" text:outline-level="3">Error Codes</text:h>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Table_20_Contents">Name</text:p>
          </table:table-cell>
          <table:table-cell table:style-name="Tabelle3.B1" office:value-type="string">
            <text:p text:style-name="Table_20_Contents">Code</text:p>
          </table:table-cell>
          <table:table-cell table:style-name="Tabelle3.C1" office:value-type="string">
            <text:p text:style-name="Table_20_Contents">Description</text:p>
          </table:table-cell>
        </table:table-row>
        <table:table-row>
          <table:table-cell table:style-name="Tabelle3.A2" office:value-type="string">
            <text:p text:style-name="Table_20_Contents"/>
          </table:table-cell>
          <table:table-cell table:style-name="Tabelle3.B2" office:value-type="string">
            <text:p text:style-name="Table_20_Contents"/>
          </table:table-cell>
          <table:table-cell table:style-name="Tabelle3.C2" office:value-type="string">
            <text:p text:style-name="Table_20_Contents"/>
          </table:table-cell>
        </table:table-row>
      </table:table>
      <text:h text:style-name="P11" text:outline-level="3"/>
      <text:h text:style-name="P12" text:outline-level="3">Service Characteristics</text:h>
      <table:table table:name="Tabelle4" table:style-name="Tabelle4">
        <table:table-column table:style-name="Tabelle4.A"/>
        <table:table-column table:style-name="Tabelle4.B"/>
        <table:table-column table:style-name="Tabelle4.C"/>
        <table:table-column table:style-name="Tabelle4.D"/>
        <table:table-row table:style-name="Tabelle4.1">
          <table:table-cell table:style-name="Tabelle4.A1" office:value-type="string">
            <text:p text:style-name="P2">Overview</text:p>
          </table:table-cell>
          <table:table-cell table:style-name="Tabelle4.A1" office:value-type="string">
            <text:p text:style-name="P2">Properties</text:p>
          </table:table-cell>
          <table:table-cell table:style-name="Tabelle4.A1" office:value-type="string">
            <text:p text:style-name="P2">Security</text:p>
          </table:table-cell>
          <table:table-cell table:style-name="Tabelle4.D1" office:value-type="string">
            <text:p text:style-name="P2">Descriptors</text:p>
          </table:table-cell>
        </table:table-row>
        <table:table-row>
          <table:table-cell table:style-name="Tabelle4.A2" office:value-type="string">
            <text:p text:style-name="P3">Name:</text:p>
            <text:p text:style-name="P5">Light Measurement</text:p>
            <text:p text:style-name="P3">Requirement:</text:p>
            <text:p text:style-name="P5">Mandatory</text:p>
          </table:table-cell>
          <table:table-cell table:style-name="Tabelle4.A2" office:value-type="string">
            <table:table table:name="Tabelle5" table:style-name="Tabelle5">
              <table:table-column table:style-name="Tabelle5.A"/>
              <table:table-column table:style-name="Tabelle5.B"/>
              <table:table-row table:style-name="Tabelle5.1">
                <table:table-cell table:style-name="Tabelle5.A1" office:value-type="string">
                  <text:p text:style-name="P3">Property</text:p>
                </table:table-cell>
                <table:table-cell table:style-name="Tabelle5.B1" office:value-type="string">
                  <text:p text:style-name="P3">Requirement</text:p>
                </table:table-cell>
              </table:table-row>
              <table:table-row>
                <table:table-cell table:style-name="Tabelle5.A2" office:value-type="string">
                  <text:p text:style-name="P5">Read</text:p>
                </table:table-cell>
                <table:table-cell table:style-name="Tabelle5.B2" office:value-type="string">
                  <text:p text:style-name="P5">Optional</text:p>
                </table:table-cell>
              </table:table-row>
              <table:table-row>
                <table:table-cell table:style-name="Tabelle5.A2" office:value-type="string">
                  <text:p text:style-name="P5">Write</text:p>
                </table:table-cell>
                <table:table-cell table:style-name="Tabelle5.B2" office:value-type="string">
                  <text:p text:style-name="P5">Excluded</text:p>
                </table:table-cell>
              </table:table-row>
              <table:table-row>
                <table:table-cell table:style-name="Tabelle5.A2" office:value-type="string">
                  <text:p text:style-name="P5">WriteWithoutResponse</text:p>
                </table:table-cell>
                <table:table-cell table:style-name="Tabelle5.B2" office:value-type="string">
                  <text:p text:style-name="P5">Excluded</text:p>
                </table:table-cell>
              </table:table-row>
              <table:table-row>
                <table:table-cell table:style-name="Tabelle5.A2" office:value-type="string">
                  <text:p text:style-name="P5">SigneWrite</text:p>
                </table:table-cell>
                <table:table-cell table:style-name="Tabelle5.B2" office:value-type="string">
                  <text:p text:style-name="P5">Excluded</text:p>
                </table:table-cell>
              </table:table-row>
              <table:table-row>
                <table:table-cell table:style-name="Tabelle5.A2" office:value-type="string">
                  <text:p text:style-name="P5">Notify</text:p>
                </table:table-cell>
                <table:table-cell table:style-name="Tabelle5.B2" office:value-type="string">
                  <text:p text:style-name="P5">Mandatory</text:p>
                </table:table-cell>
              </table:table-row>
              <table:table-row>
                <table:table-cell table:style-name="Tabelle5.A2" office:value-type="string">
                  <text:p text:style-name="P5">Indicate</text:p>
                </table:table-cell>
                <table:table-cell table:style-name="Tabelle5.B2" office:value-type="string">
                  <text:p text:style-name="P5">Excluded</text:p>
                </table:table-cell>
              </table:table-row>
              <table:table-row>
                <table:table-cell table:style-name="Tabelle5.A2" office:value-type="string">
                  <text:p text:style-name="P5">WriteableAuxiliaries</text:p>
                </table:table-cell>
                <table:table-cell table:style-name="Tabelle5.B2" office:value-type="string">
                  <text:p text:style-name="P5">Excluded</text:p>
                </table:table-cell>
              </table:table-row>
              <table:table-row>
                <table:table-cell table:style-name="Tabelle5.A2" office:value-type="string">
                  <text:p text:style-name="P5">Broadcast</text:p>
                </table:table-cell>
                <table:table-cell table:style-name="Tabelle5.B2" office:value-type="string">
                  <text:p text:style-name="P5">Excluded</text:p>
                </table:table-cell>
              </table:table-row>
              <table:table-row>
                <table:table-cell table:style-name="Tabelle5.A2" office:value-type="string">
                  <text:p text:style-name="P5">ExtendedProperties</text:p>
                </table:table-cell>
                <table:table-cell table:style-name="Tabelle5.B2" office:value-type="string">
                  <text:p text:style-name="P5"/>
                </table:table-cell>
              </table:table-row>
            </table:table>
            <text:p text:style-name="P5"/>
          </table:table-cell>
          <table:table-cell table:style-name="Tabelle4.A2" office:value-type="string">
            <text:p text:style-name="P5">None</text:p>
          </table:table-cell>
          <table:table-cell table:style-name="Tabelle4.D2" office:value-type="string">
            <table:table table:name="Tabelle6" table:style-name="Tabelle6">
              <table:table-column table:style-name="Tabelle6.A"/>
              <table:table-column table:style-name="Tabelle6.B"/>
              <table:table-row table:style-name="Tabelle6.1">
                <table:table-cell table:style-name="Tabelle6.A1" office:value-type="string">
                  <text:p text:style-name="P3">Overview</text:p>
                </table:table-cell>
                <table:table-cell table:style-name="Tabelle6.B1" office:value-type="string">
                  <text:p text:style-name="P3">Permissions</text:p>
                </table:table-cell>
              </table:table-row>
              <table:table-row>
                <table:table-cell table:style-name="Tabelle6.A2" office:value-type="string">
                  <text:p text:style-name="P3">Name:</text:p>
                  <text:p text:style-name="P6">Client Characteristic Configuration</text:p>
                  <text:p text:style-name="P3">Requirement:</text:p>
                  <text:p text:style-name="P6">Mandatory</text:p>
                </table:table-cell>
                <table:table-cell table:style-name="Tabelle6.B2" office:value-type="string">
                  <table:table table:name="Tabelle7" table:style-name="Tabelle7">
                    <table:table-column table:style-name="Tabelle7.A"/>
                    <table:table-column table:style-name="Tabelle7.B"/>
                    <table:table-row table:style-name="Tabelle7.1">
                      <table:table-cell table:style-name="Tabelle7.A1" office:value-type="string">
                        <text:p text:style-name="P3">Perm.</text:p>
                      </table:table-cell>
                      <table:table-cell table:style-name="Tabelle7.B1" office:value-type="string">
                        <text:p text:style-name="P3">Req.</text:p>
                      </table:table-cell>
                    </table:table-row>
                    <table:table-row>
                      <table:table-cell table:style-name="Tabelle7.A2" office:value-type="string">
                        <text:p text:style-name="P5">Read</text:p>
                      </table:table-cell>
                      <table:table-cell table:style-name="Tabelle7.B2" office:value-type="string">
                        <text:p text:style-name="P5">Mandatory</text:p>
                      </table:table-cell>
                    </table:table-row>
                    <table:table-row>
                      <table:table-cell table:style-name="Tabelle7.A2" office:value-type="string">
                        <text:p text:style-name="P5">Write</text:p>
                      </table:table-cell>
                      <table:table-cell table:style-name="Tabelle7.B2" office:value-type="string">
                        <text:p text:style-name="P5">Mandatory</text:p>
                      </table:table-cell>
                    </table:table-row>
                  </table:table>
                  <text:p text:style-name="P5"/>
                </table:table-cell>
              </table:table-row>
            </table:table>
            <text:p text:style-name="P5"/>
          </table:table-cell>
        </table:table-row>
        <table:table-row>
          <table:table-cell table:style-name="Tabelle4.A2" office:value-type="string">
            <text:p text:style-name="P3">Name:</text:p>
            <text:p text:style-name="P5">Light Feature</text:p>
            <text:p text:style-name="P3">Requirement:</text:p>
            <text:p text:style-name="P5">Mandatory</text:p>
          </table:table-cell>
          <table:table-cell table:style-name="Tabelle4.A2" office:value-type="string">
            <table:table table:name="Tabelle8" table:style-name="Tabelle8">
              <table:table-column table:style-name="Tabelle8.A"/>
              <table:table-column table:style-name="Tabelle8.B"/>
              <table:table-row table:style-name="Tabelle8.1">
                <table:table-cell table:style-name="Tabelle8.A1" office:value-type="string">
                  <text:p text:style-name="P3">Property</text:p>
                </table:table-cell>
                <table:table-cell table:style-name="Tabelle8.B1" office:value-type="string">
                  <text:p text:style-name="P3">Requirement</text:p>
                </table:table-cell>
              </table:table-row>
              <table:table-row>
                <table:table-cell table:style-name="Tabelle8.A2" office:value-type="string">
                  <text:p text:style-name="P5">Read</text:p>
                </table:table-cell>
                <table:table-cell table:style-name="Tabelle8.B2" office:value-type="string">
                  <text:p text:style-name="P5">Mandatory</text:p>
                </table:table-cell>
              </table:table-row>
              <table:table-row>
                <table:table-cell table:style-name="Tabelle8.A2" office:value-type="string">
                  <text:p text:style-name="P5">Write</text:p>
                </table:table-cell>
                <table:table-cell table:style-name="Tabelle8.B2" office:value-type="string">
                  <text:p text:style-name="P5">Excluded</text:p>
                </table:table-cell>
              </table:table-row>
              <table:table-row>
                <table:table-cell table:style-name="Tabelle8.A2" office:value-type="string">
                  <text:p text:style-name="P5">WriteWithoutResponse</text:p>
                </table:table-cell>
                <table:table-cell table:style-name="Tabelle8.B2" office:value-type="string">
                  <text:p text:style-name="P5">Excluded</text:p>
                </table:table-cell>
              </table:table-row>
              <table:table-row>
                <table:table-cell table:style-name="Tabelle8.A2" office:value-type="string">
                  <text:p text:style-name="P5">SigneWrite</text:p>
                </table:table-cell>
                <table:table-cell table:style-name="Tabelle8.B2" office:value-type="string">
                  <text:p text:style-name="P5">Excluded</text:p>
                </table:table-cell>
              </table:table-row>
              <table:table-row>
                <table:table-cell table:style-name="Tabelle8.A2" office:value-type="string">
                  <text:p text:style-name="P5">Notify</text:p>
                </table:table-cell>
                <table:table-cell table:style-name="Tabelle8.B2" office:value-type="string">
                  <text:p text:style-name="P5">Excluded</text:p>
                </table:table-cell>
              </table:table-row>
              <table:table-row>
                <table:table-cell table:style-name="Tabelle8.A2" office:value-type="string">
                  <text:p text:style-name="P5">Indicate</text:p>
                </table:table-cell>
                <table:table-cell table:style-name="Tabelle8.B2" office:value-type="string">
                  <text:p text:style-name="P5">Excluded</text:p>
                </table:table-cell>
              </table:table-row>
              <table:table-row>
                <table:table-cell table:style-name="Tabelle8.A2" office:value-type="string">
                  <text:p text:style-name="P5">WriteableAuxiliaries</text:p>
                </table:table-cell>
                <table:table-cell table:style-name="Tabelle8.B2" office:value-type="string">
                  <text:p text:style-name="P5">Excluded</text:p>
                </table:table-cell>
              </table:table-row>
              <table:table-row>
                <table:table-cell table:style-name="Tabelle8.A2" office:value-type="string">
                  <text:p text:style-name="P5">Broadcast</text:p>
                </table:table-cell>
                <table:table-cell table:style-name="Tabelle8.B2" office:value-type="string">
                  <text:p text:style-name="P5">Excluded</text:p>
                </table:table-cell>
              </table:table-row>
              <table:table-row>
                <table:table-cell table:style-name="Tabelle8.A2" office:value-type="string">
                  <text:p text:style-name="P5">ExtendedProperties</text:p>
                </table:table-cell>
                <table:table-cell table:style-name="Tabelle8.B2" office:value-type="string">
                  <text:p text:style-name="P5"/>
                </table:table-cell>
              </table:table-row>
            </table:table>
            <text:p text:style-name="P5"/>
          </table:table-cell>
          <table:table-cell table:style-name="Tabelle4.A2" office:value-type="string">
            <text:p text:style-name="P5">None</text:p>
          </table:table-cell>
          <table:table-cell table:style-name="Tabelle4.D2" office:value-type="string">
            <text:p text:style-name="P5">None</text:p>
          </table:table-cell>
        </table:table-row>
        <table:table-row>
          <table:table-cell table:style-name="Tabelle4.A2" office:value-type="string">
            <text:p text:style-name="P3">Name:</text:p>
            <text:p text:style-name="P5">Light Control Point</text:p>
            <text:p text:style-name="P3">Requirement:</text:p>
            <text:p text:style-name="P5">Optional</text:p>
          </table:table-cell>
          <table:table-cell table:style-name="Tabelle4.A2" office:value-type="string">
            <table:table table:name="Tabelle9" table:style-name="Tabelle9">
              <table:table-column table:style-name="Tabelle9.A"/>
              <table:table-column table:style-name="Tabelle9.B"/>
              <table:table-row table:style-name="Tabelle9.1">
                <table:table-cell table:style-name="Tabelle9.A1" office:value-type="string">
                  <text:p text:style-name="P3">Property</text:p>
                </table:table-cell>
                <table:table-cell table:style-name="Tabelle9.B1" office:value-type="string">
                  <text:p text:style-name="P3">Requirement</text:p>
                </table:table-cell>
              </table:table-row>
              <table:table-row>
                <table:table-cell table:style-name="Tabelle9.A2" office:value-type="string">
                  <text:p text:style-name="P5">Read</text:p>
                </table:table-cell>
                <table:table-cell table:style-name="Tabelle9.B2" office:value-type="string">
                  <text:p text:style-name="P5">Excluded</text:p>
                </table:table-cell>
              </table:table-row>
              <table:table-row>
                <table:table-cell table:style-name="Tabelle9.A2" office:value-type="string">
                  <text:p text:style-name="P5">Write</text:p>
                </table:table-cell>
                <table:table-cell table:style-name="Tabelle9.B2" office:value-type="string">
                  <text:p text:style-name="P5">Mandatory</text:p>
                </table:table-cell>
              </table:table-row>
              <table:table-row>
                <table:table-cell table:style-name="Tabelle9.A2" office:value-type="string">
                  <text:p text:style-name="P5">WriteWithoutResponse</text:p>
                </table:table-cell>
                <table:table-cell table:style-name="Tabelle9.B2" office:value-type="string">
                  <text:p text:style-name="P5">Excluded</text:p>
                </table:table-cell>
              </table:table-row>
              <table:table-row>
                <table:table-cell table:style-name="Tabelle9.A2" office:value-type="string">
                  <text:p text:style-name="P5">SigneWrite</text:p>
                </table:table-cell>
                <table:table-cell table:style-name="Tabelle9.B2" office:value-type="string">
                  <text:p text:style-name="P5">Excluded</text:p>
                </table:table-cell>
              </table:table-row>
              <table:table-row>
                <table:table-cell table:style-name="Tabelle9.A2" office:value-type="string">
                  <text:p text:style-name="P5">Notify</text:p>
                </table:table-cell>
                <table:table-cell table:style-name="Tabelle9.B2" office:value-type="string">
                  <text:p text:style-name="P5">Excluded</text:p>
                </table:table-cell>
              </table:table-row>
              <table:table-row>
                <table:table-cell table:style-name="Tabelle9.A2" office:value-type="string">
                  <text:p text:style-name="P5">Indicate</text:p>
                </table:table-cell>
                <table:table-cell table:style-name="Tabelle9.B2" office:value-type="string">
                  <text:p text:style-name="P5">Mandatory</text:p>
                </table:table-cell>
              </table:table-row>
              <table:table-row>
                <table:table-cell table:style-name="Tabelle9.A2" office:value-type="string">
                  <text:p text:style-name="P5">WriteableAuxiliaries</text:p>
                </table:table-cell>
                <table:table-cell table:style-name="Tabelle9.B2" office:value-type="string">
                  <text:p text:style-name="P5">Excluded</text:p>
                </table:table-cell>
              </table:table-row>
              <table:table-row>
                <table:table-cell table:style-name="Tabelle9.A2" office:value-type="string">
                  <text:p text:style-name="P5">Broadcast</text:p>
                </table:table-cell>
                <table:table-cell table:style-name="Tabelle9.B2" office:value-type="string">
                  <text:p text:style-name="P5">Excluded</text:p>
                </table:table-cell>
              </table:table-row>
              <table:table-row>
                <table:table-cell table:style-name="Tabelle9.A2" office:value-type="string">
                  <text:p text:style-name="P5">ExtendedProperties</text:p>
                </table:table-cell>
                <table:table-cell table:style-name="Tabelle9.B2" office:value-type="string">
                  <text:p text:style-name="P5"/>
                </table:table-cell>
              </table:table-row>
            </table:table>
            <text:p text:style-name="P5"/>
          </table:table-cell>
          <table:table-cell table:style-name="Tabelle4.A2" office:value-type="string">
            <text:p text:style-name="P5">None</text:p>
          </table:table-cell>
          <table:table-cell table:style-name="Tabelle4.D2" office:value-type="string">
            <table:table table:name="Tabelle10" table:style-name="Tabelle10">
              <table:table-column table:style-name="Tabelle10.A"/>
              <table:table-column table:style-name="Tabelle10.B"/>
              <table:table-row table:style-name="Tabelle10.1">
                <table:table-cell table:style-name="Tabelle10.A1" office:value-type="string">
                  <text:p text:style-name="P3">Overview</text:p>
                </table:table-cell>
                <table:table-cell table:style-name="Tabelle10.B1" office:value-type="string">
                  <text:p text:style-name="P3">Permissions</text:p>
                </table:table-cell>
              </table:table-row>
              <table:table-row>
                <table:table-cell table:style-name="Tabelle10.A2" office:value-type="string">
                  <text:p text:style-name="P3">Name:</text:p>
                  <text:p text:style-name="P6">Client Characteristic Configuration</text:p>
                  <text:p text:style-name="P3">Requirement:</text:p>
                  <text:p text:style-name="P6">Mandatory</text:p>
                </table:table-cell>
                <table:table-cell table:style-name="Tabelle10.B2" office:value-type="string">
                  <table:table table:name="Tabelle11" table:style-name="Tabelle11">
                    <table:table-column table:style-name="Tabelle11.A"/>
                    <table:table-column table:style-name="Tabelle11.B"/>
                    <table:table-row table:style-name="Tabelle11.1">
                      <table:table-cell table:style-name="Tabelle11.A1" office:value-type="string">
                        <text:p text:style-name="P3">Perm.</text:p>
                      </table:table-cell>
                      <table:table-cell table:style-name="Tabelle11.B1" office:value-type="string">
                        <text:p text:style-name="P3">Req.</text:p>
                      </table:table-cell>
                    </table:table-row>
                    <table:table-row>
                      <table:table-cell table:style-name="Tabelle11.A2" office:value-type="string">
                        <text:p text:style-name="P5">Read</text:p>
                      </table:table-cell>
                      <table:table-cell table:style-name="Tabelle11.B2" office:value-type="string">
                        <text:p text:style-name="P5">Mandatory</text:p>
                      </table:table-cell>
                    </table:table-row>
                    <table:table-row>
                      <table:table-cell table:style-name="Tabelle11.A2" office:value-type="string">
                        <text:p text:style-name="P5">Write</text:p>
                      </table:table-cell>
                      <table:table-cell table:style-name="Tabelle11.B2" office:value-type="string">
                        <text:p text:style-name="P5">Mandatory</text:p>
                      </table:table-cell>
                    </table:table-row>
                  </table:table>
                  <text:p text:style-name="P5"/>
                </table:table-cell>
              </table:table-row>
            </table:table>
            <text:p text:style-name="P5"/>
          </table:table-cell>
        </table:table-row>
      </table:table>
      <text:p text:style-name="Text_20_body"/>
      <text:h text:style-name="P8" text:outline-level="1">Light Measurement</text:h>
      <text:h text:style-name="Heading_20_2" text:outline-level="2">Characteristic UUID:<text:tab/>0x0102</text:h>
      <text:h text:style-name="Heading_20_3" text:outline-level="3">Summary:</text:h>
      <text:p text:style-name="Text_20_body">The Light Measurement characteristic is a variable length structure containing a Flags field and, based on the contents of the Flags field, may contain one or more additional fields as shown in the table below.</text:p>
      <text:h text:style-name="Heading_20_3" text:outline-level="3">Value Fields</text:h>
      <table:table table:name="Tabelle12" table:style-name="Tabelle12">
        <table:table-column table:style-name="Tabelle12.A"/>
        <table:table-column table:style-name="Tabelle12.B"/>
        <table:table-column table:style-name="Tabelle12.C"/>
        <table:table-column table:style-name="Tabelle12.D"/>
        <table:table-row table:style-name="Tabelle12.1">
          <table:table-cell table:style-name="Tabelle12.A1" office:value-type="string">
            <text:p text:style-name="P2">Names</text:p>
          </table:table-cell>
          <table:table-cell table:style-name="Tabelle12.A1" office:value-type="string">
            <text:p text:style-name="P2">Field Req.</text:p>
          </table:table-cell>
          <table:table-cell table:style-name="Tabelle12.A1" office:value-type="string">
            <text:p text:style-name="P2">Format</text:p>
          </table:table-cell>
          <table:table-cell table:style-name="Tabelle12.D1" office:value-type="string">
            <text:p text:style-name="P2">Additional Information</text:p>
          </table:table-cell>
        </table:table-row>
        <table:table-row>
          <table:table-cell table:style-name="Tabelle12.A2" office:value-type="string">
            <text:p text:style-name="P5">Flags</text:p>
          </table:table-cell>
          <table:table-cell table:style-name="Tabelle12.A2" office:value-type="string">
            <text:p text:style-name="P5">Mandatory</text:p>
          </table:table-cell>
          <table:table-cell table:style-name="Tabelle12.A2" office:value-type="string">
            <text:p text:style-name="P5">16bit</text:p>
          </table:table-cell>
          <table:table-cell table:style-name="Tabelle12.D2" office:value-type="string">
            <text:p text:style-name="P5">Bit Field</text:p>
            <table:table table:name="Tabelle13" table:style-name="Tabelle13">
              <table:table-column table:style-name="Tabelle13.A"/>
              <table:table-column table:style-name="Tabelle13.B"/>
              <table:table-column table:style-name="Tabelle13.C"/>
              <table:table-column table:style-name="Tabelle13.D"/>
              <table:table-row>
                <table:table-cell table:style-name="Tabelle13.A1" office:value-type="string">
                  <text:p text:style-name="P3">Bit</text:p>
                </table:table-cell>
                <table:table-cell table:style-name="Tabelle13.A1" office:value-type="string">
                  <text:p text:style-name="P3">Size</text:p>
                </table:table-cell>
                <table:table-cell table:style-name="Tabelle13.A1" office:value-type="string">
                  <text:p text:style-name="P3">Name</text:p>
                </table:table-cell>
                <table:table-cell table:style-name="Tabelle13.D1" office:value-type="string">
                  <text:p text:style-name="P3">Definition</text:p>
                  <table:table table:name="Tabelle14" table:style-name="Tabelle14">
                    <table:table-column table:style-name="Tabelle14.A"/>
                    <table:table-column table:style-name="Tabelle14.B"/>
                    <table:table-row>
                      <table:table-cell table:style-name="Tabelle14.A1" office:value-type="string">
                        <text:p text:style-name="P3">Key</text:p>
                      </table:table-cell>
                      <table:table-cell table:style-name="Tabelle14.B1" office:value-type="string">
                        <text:p text:style-name="P3">Value</text:p>
                      </table:table-cell>
                    </table:table-row>
                  </table:table>
                  <text:p text:style-name="P3"/>
                </table:table-cell>
              </table:table-row>
              <table:table-row>
                <table:table-cell table:style-name="Tabelle13.A2" office:value-type="string">
                  <text:p text:style-name="P5">0</text:p>
                </table:table-cell>
                <table:table-cell table:style-name="Tabelle13.A2" office:value-type="string">
                  <text:p text:style-name="P5">1</text:p>
                </table:table-cell>
                <table:table-cell table:style-name="Tabelle13.A2" office:value-type="string">
                  <text:p text:style-name="P5">Intensity Field Present</text:p>
                </table:table-cell>
                <table:table-cell table:style-name="Tabelle13.D2" office:value-type="string">
                  <table:table table:name="Tabelle16" table:style-name="Tabelle16">
                    <table:table-column table:style-name="Tabelle16.A"/>
                    <table:table-column table:style-name="Tabelle16.B"/>
                    <table:table-row>
                      <table:table-cell table:style-name="Tabelle16.A1" office:value-type="string">
                        <text:p text:style-name="P5">0</text:p>
                      </table:table-cell>
                      <table:table-cell table:style-name="Tabelle16.B1" office:value-type="string">
                        <text:p text:style-name="P5">True</text:p>
                      </table:table-cell>
                    </table:table-row>
                    <table:table-row>
                      <table:table-cell table:style-name="Tabelle16.A2" office:value-type="string">
                        <text:p text:style-name="P5">1</text:p>
                      </table:table-cell>
                      <table:table-cell table:style-name="Tabelle16.B2" office:value-type="string">
                        <text:p text:style-name="P5">False</text:p>
                      </table:table-cell>
                    </table:table-row>
                  </table:table>
                  <text:p text:style-name="P5"/>
                </table:table-cell>
              </table:table-row>
              <table:table-row>
                <table:table-cell table:style-name="Tabelle13.A2" office:value-type="string">
                  <text:p text:style-name="P5">1</text:p>
                </table:table-cell>
                <table:table-cell table:style-name="Tabelle13.A2" office:value-type="string">
                  <text:p text:style-name="P5">1</text:p>
                </table:table-cell>
                <table:table-cell table:style-name="Tabelle13.A2" office:value-type="string">
                  <text:p text:style-name="P5">Flood Status Field Present</text:p>
                </table:table-cell>
                <table:table-cell table:style-name="Tabelle13.D2" office:value-type="string">
                  <table:table table:name="Tabelle21" table:style-name="Tabelle21">
                    <table:table-column table:style-name="Tabelle21.A"/>
                    <table:table-column table:style-name="Tabelle21.B"/>
                    <table:table-row>
                      <table:table-cell table:style-name="Tabelle21.A1" office:value-type="string">
                        <text:p text:style-name="P5">0</text:p>
                      </table:table-cell>
                      <table:table-cell table:style-name="Tabelle21.B1" office:value-type="string">
                        <text:p text:style-name="P5">True</text:p>
                      </table:table-cell>
                    </table:table-row>
                    <table:table-row>
                      <table:table-cell table:style-name="Tabelle21.A2" office:value-type="string">
                        <text:p text:style-name="P5">1</text:p>
                      </table:table-cell>
                      <table:table-cell table:style-name="Tabelle21.B2" office:value-type="string">
                        <text:p text:style-name="P5">False</text:p>
                      </table:table-cell>
                    </table:table-row>
                  </table:table>
                  <text:p text:style-name="P5"/>
                </table:table-cell>
              </table:table-row>
              <table:table-row>
                <table:table-cell table:style-name="Tabelle13.A2" office:value-type="string">
                  <text:p text:style-name="P5">2</text:p>
                </table:table-cell>
                <table:table-cell table:style-name="Tabelle13.A2" office:value-type="string">
                  <text:p text:style-name="P5">1</text:p>
                </table:table-cell>
                <table:table-cell table:style-name="Tabelle13.A2" office:value-type="string">
                  <text:p text:style-name="P5">Spot Status Field Present</text:p>
                </table:table-cell>
                <table:table-cell table:style-name="Tabelle13.D2" office:value-type="string">
                  <table:table table:name="Tabelle22" table:style-name="Tabelle22">
                    <table:table-column table:style-name="Tabelle22.A"/>
                    <table:table-column table:style-name="Tabelle22.B"/>
                    <table:table-row>
                      <table:table-cell table:style-name="Tabelle22.A1" office:value-type="string">
                        <text:p text:style-name="P5">0</text:p>
                      </table:table-cell>
                      <table:table-cell table:style-name="Tabelle22.B1" office:value-type="string">
                        <text:p text:style-name="P5">True</text:p>
                      </table:table-cell>
                    </table:table-row>
                    <table:table-row>
                      <table:table-cell table:style-name="Tabelle22.A2" office:value-type="string">
                        <text:p text:style-name="P5">1</text:p>
                      </table:table-cell>
                      <table:table-cell table:style-name="Tabelle22.B2" office:value-type="string">
                        <text:p text:style-name="P5">False</text:p>
                      </table:table-cell>
                    </table:table-row>
                  </table:table>
                  <text:p text:style-name="P5"/>
                </table:table-cell>
              </table:table-row>
              <table:table-row>
                <table:table-cell table:style-name="Tabelle13.A2" office:value-type="string">
                  <text:p text:style-name="P5">3</text:p>
                </table:table-cell>
                <table:table-cell table:style-name="Tabelle13.A2" office:value-type="string">
                  <text:p text:style-name="P5">1</text:p>
                </table:table-cell>
                <table:table-cell table:style-name="Tabelle13.A2" office:value-type="string">
                  <text:p text:style-name="P5">Flood Output Power Field Present</text:p>
                </table:table-cell>
                <table:table-cell table:style-name="Tabelle13.D2" office:value-type="string">
                  <table:table table:name="Tabelle17" table:style-name="Tabelle17">
                    <table:table-column table:style-name="Tabelle17.A"/>
                    <table:table-column table:style-name="Tabelle17.B"/>
                    <table:table-row>
                      <table:table-cell table:style-name="Tabelle17.A1" office:value-type="string">
                        <text:p text:style-name="P5">0</text:p>
                      </table:table-cell>
                      <table:table-cell table:style-name="Tabelle17.B1" office:value-type="string">
                        <text:p text:style-name="P5">True</text:p>
                      </table:table-cell>
                    </table:table-row>
                    <table:table-row>
                      <table:table-cell table:style-name="Tabelle17.A2" office:value-type="string">
                        <text:p text:style-name="P5">1</text:p>
                      </table:table-cell>
                      <table:table-cell table:style-name="Tabelle17.B2" office:value-type="string">
                        <text:p text:style-name="P5">False</text:p>
                      </table:table-cell>
                    </table:table-row>
                  </table:table>
                  <text:p text:style-name="P5"/>
                </table:table-cell>
              </table:table-row>
              <table:table-row>
                <table:table-cell table:style-name="Tabelle13.A2" office:value-type="string">
                  <text:p text:style-name="P5">4</text:p>
                </table:table-cell>
                <table:table-cell table:style-name="Tabelle13.A2" office:value-type="string">
                  <text:p text:style-name="P5">1</text:p>
                </table:table-cell>
                <table:table-cell table:style-name="Tabelle13.A2" office:value-type="string">
                  <text:p text:style-name="P5">Spot Output Power Field Present</text:p>
                </table:table-cell>
                <table:table-cell table:style-name="Tabelle13.D2" office:value-type="string">
                  <table:table table:name="Tabelle18" table:style-name="Tabelle18">
                    <table:table-column table:style-name="Tabelle18.A"/>
                    <table:table-column table:style-name="Tabelle18.B"/>
                    <table:table-row>
                      <table:table-cell table:style-name="Tabelle18.A1" office:value-type="string">
                        <text:p text:style-name="P5">0</text:p>
                      </table:table-cell>
                      <table:table-cell table:style-name="Tabelle18.B1" office:value-type="string">
                        <text:p text:style-name="P5">True</text:p>
                      </table:table-cell>
                    </table:table-row>
                    <table:table-row>
                      <table:table-cell table:style-name="Tabelle18.A2" office:value-type="string">
                        <text:p text:style-name="P5">1</text:p>
                      </table:table-cell>
                      <table:table-cell table:style-name="Tabelle18.B2" office:value-type="string">
                        <text:p text:style-name="P5">False</text:p>
                      </table:table-cell>
                    </table:table-row>
                  </table:table>
                  <text:p text:style-name="P5"/>
                </table:table-cell>
              </table:table-row>
              <table:table-row>
                <table:table-cell table:style-name="Tabelle13.A2" office:value-type="string">
                  <text:p text:style-name="P5">5</text:p>
                </table:table-cell>
                <table:table-cell table:style-name="Tabelle13.A2" office:value-type="string">
                  <text:p text:style-name="P5">1</text:p>
                </table:table-cell>
                <table:table-cell table:style-name="Tabelle13.A2" office:value-type="string">
                  <text:p text:style-name="P5">Temperature Field Present</text:p>
                </table:table-cell>
                <table:table-cell table:style-name="Tabelle13.D2" office:value-type="string">
                  <table:table table:name="Tabelle19" table:style-name="Tabelle19">
                    <table:table-column table:style-name="Tabelle19.A"/>
                    <table:table-column table:style-name="Tabelle19.B"/>
                    <table:table-row>
                      <table:table-cell table:style-name="Tabelle19.A1" office:value-type="string">
                        <text:p text:style-name="P5">0</text:p>
                      </table:table-cell>
                      <table:table-cell table:style-name="Tabelle19.B1" office:value-type="string">
                        <text:p text:style-name="P5">True</text:p>
                      </table:table-cell>
                    </table:table-row>
                    <table:table-row>
                      <table:table-cell table:style-name="Tabelle19.A2" office:value-type="string">
                        <text:p text:style-name="P5">1</text:p>
                      </table:table-cell>
                      <table:table-cell table:style-name="Tabelle19.B2" office:value-type="string">
                        <text:p text:style-name="P5">False</text:p>
                      </table:table-cell>
                    </table:table-row>
                  </table:table>
                  <text:p text:style-name="P5"/>
                </table:table-cell>
              </table:table-row>
              <table:table-row>
                <table:table-cell table:style-name="Tabelle13.A2" office:value-type="string">
                  <text:p text:style-name="P5">6</text:p>
                </table:table-cell>
                <table:table-cell table:style-name="Tabelle13.A2" office:value-type="string">
                  <text:p text:style-name="P5">1</text:p>
                </table:table-cell>
                <table:table-cell table:style-name="Tabelle13.A2" office:value-type="string">
                  <text:p text:style-name="P5">Input Voltage Field Present</text:p>
                </table:table-cell>
                <table:table-cell table:style-name="Tabelle13.D2" office:value-type="string">
                  <table:table table:name="Tabelle20" table:style-name="Tabelle20">
                    <table:table-column table:style-name="Tabelle20.A"/>
                    <table:table-column table:style-name="Tabelle20.B"/>
                    <table:table-row>
                      <table:table-cell table:style-name="Tabelle20.A1" office:value-type="string">
                        <text:p text:style-name="P5">0</text:p>
                      </table:table-cell>
                      <table:table-cell table:style-name="Tabelle20.B1" office:value-type="string">
                        <text:p text:style-name="P5">True</text:p>
                      </table:table-cell>
                    </table:table-row>
                    <table:table-row>
                      <table:table-cell table:style-name="Tabelle20.A2" office:value-type="string">
                        <text:p text:style-name="P5">1</text:p>
                      </table:table-cell>
                      <table:table-cell table:style-name="Tabelle20.B2" office:value-type="string">
                        <text:p text:style-name="P5">False</text:p>
                      </table:table-cell>
                    </table:table-row>
                  </table:table>
                  <text:p text:style-name="P5"/>
                </table:table-cell>
              </table:table-row>
              <table:table-row>
                <table:table-cell table:style-name="Tabelle13.A2" office:value-type="string">
                  <text:p text:style-name="P5">7</text:p>
                </table:table-cell>
                <table:table-cell table:style-name="Tabelle13.A2" office:value-type="string">
                  <text:p text:style-name="P5">1</text:p>
                </table:table-cell>
                <table:table-cell table:style-name="Tabelle13.A2" office:value-type="string">
                  <text:p text:style-name="P5">Pitch Field Present</text:p>
                </table:table-cell>
                <table:table-cell table:style-name="Tabelle13.D2" office:value-type="string">
                  <table:table table:name="Tabelle42" table:style-name="Tabelle42">
                    <table:table-column table:style-name="Tabelle42.A"/>
                    <table:table-column table:style-name="Tabelle42.B"/>
                    <table:table-row>
                      <table:table-cell table:style-name="Tabelle42.A1" office:value-type="string">
                        <text:p text:style-name="P5">0</text:p>
                      </table:table-cell>
                      <table:table-cell table:style-name="Tabelle42.B1" office:value-type="string">
                        <text:p text:style-name="P5">True</text:p>
                      </table:table-cell>
                    </table:table-row>
                    <table:table-row>
                      <table:table-cell table:style-name="Tabelle42.A2" office:value-type="string">
                        <text:p text:style-name="P5">1</text:p>
                      </table:table-cell>
                      <table:table-cell table:style-name="Tabelle42.B2" office:value-type="string">
                        <text:p text:style-name="P5">False</text:p>
                      </table:table-cell>
                    </table:table-row>
                  </table:table>
                  <text:p text:style-name="P5"/>
                </table:table-cell>
              </table:table-row>
              <table:table-row>
                <table:table-cell table:style-name="Tabelle13.A2" office:value-type="string">
                  <text:p text:style-name="P5">8</text:p>
                </table:table-cell>
                <table:table-cell table:style-name="Tabelle13.A2" office:value-type="string">
                  <text:p text:style-name="P5">8</text:p>
                </table:table-cell>
                <table:table-cell table:style-name="Tabelle13.A2" office:value-type="string">
                  <text:p text:style-name="P5">Reserved fur future use</text:p>
                </table:table-cell>
                <table:table-cell table:style-name="Tabelle13.D2" office:value-type="string">
                  <text:p text:style-name="P5"/>
                </table:table-cell>
              </table:table-row>
            </table:table>
            <text:p text:style-name="P5"/>
          </table:table-cell>
        </table:table-row>
        <table:table-row>
          <table:table-cell table:style-name="Tabelle12.A2" office:value-type="string">
            <text:p text:style-name="P5">Mode</text:p>
          </table:table-cell>
          <table:table-cell table:style-name="Tabelle12.A2" office:value-type="string">
            <text:p text:style-name="P5">Mandatory</text:p>
          </table:table-cell>
          <table:table-cell table:style-name="Tabelle12.A2" office:value-type="string">
            <text:p text:style-name="P5">uint8</text:p>
          </table:table-cell>
          <table:table-cell table:style-name="Tabelle12.D2" office:value-type="string">
            <text:p text:style-name="P5">Enumerations:</text:p>
            <table:table table:name="Tabelle46" table:style-name="Tabelle46">
              <table:table-column table:style-name="Tabelle46.A"/>
              <table:table-column table:style-name="Tabelle46.B"/>
              <table:table-row>
                <table:table-cell table:style-name="Tabelle46.A1" office:value-type="string">
                  <text:p text:style-name="P3">Key</text:p>
                </table:table-cell>
                <table:table-cell table:style-name="Tabelle46.B1" office:value-type="string">
                  <text:p text:style-name="P3">Value</text:p>
                </table:table-cell>
              </table:table-row>
              <table:table-row>
                <table:table-cell table:style-name="Tabelle46.A9" office:value-type="string">
                  <text:p text:style-name="P5">0</text:p>
                </table:table-cell>
                <table:table-cell table:style-name="Tabelle46.B2" office:value-type="string">
                  <text:p text:style-name="P5">Off</text:p>
                </table:table-cell>
              </table:table-row>
              <table:table-row>
                <table:table-cell table:style-name="Tabelle46.A9" office:value-type="string">
                  <text:p text:style-name="P5">1</text:p>
                </table:table-cell>
                <table:table-cell table:style-name="Tabelle46.B3" office:value-type="string">
                  <text:p text:style-name="P5">Flood</text:p>
                </table:table-cell>
              </table:table-row>
              <table:table-row>
                <table:table-cell table:style-name="Tabelle46.A9" office:value-type="string">
                  <text:p text:style-name="P5">2</text:p>
                </table:table-cell>
                <table:table-cell table:style-name="Tabelle46.B4" office:value-type="string">
                  <text:p text:style-name="P5">Spot</text:p>
                </table:table-cell>
              </table:table-row>
              <table:table-row>
                <table:table-cell table:style-name="Tabelle46.A9" office:value-type="string">
                  <text:p text:style-name="P5">3</text:p>
                </table:table-cell>
                <table:table-cell table:style-name="Tabelle46.B5" office:value-type="string">
                  <text:p text:style-name="P5">Flood &amp; Spot</text:p>
                </table:table-cell>
              </table:table-row>
              <table:table-row>
                <table:table-cell table:style-name="Tabelle46.A9" office:value-type="string">
                  <text:p text:style-name="P5">4</text:p>
                </table:table-cell>
                <table:table-cell table:style-name="Tabelle46.B6" office:value-type="string">
                  <text:p text:style-name="P5">Flood Pitch Compensated</text:p>
                </table:table-cell>
              </table:table-row>
              <table:table-row>
                <table:table-cell table:style-name="Tabelle46.A9" office:value-type="string">
                  <text:p text:style-name="P5"><text:soft-page-break/>5</text:p>
                </table:table-cell>
                <table:table-cell table:style-name="Tabelle46.B7" office:value-type="string">
                  <text:p text:style-name="P5">Spot <text:s/>Pitch Compensated</text:p>
                </table:table-cell>
              </table:table-row>
              <table:table-row>
                <table:table-cell table:style-name="Tabelle46.A9" office:value-type="string">
                  <text:p text:style-name="P5">6</text:p>
                </table:table-cell>
                <table:table-cell table:style-name="Tabelle46.B8" office:value-type="string">
                  <text:p text:style-name="P5">Flood &amp; Spot Pitch Compensated</text:p>
                </table:table-cell>
              </table:table-row>
              <table:table-row>
                <table:table-cell table:style-name="Tabelle46.A9" office:value-type="string">
                  <text:p text:style-name="P5">7-255</text:p>
                </table:table-cell>
                <table:table-cell table:style-name="Tabelle46.B9" office:value-type="string">
                  <text:p text:style-name="P5">Reserved for future use</text:p>
                </table:table-cell>
              </table:table-row>
            </table:table>
            <text:p text:style-name="P5"/>
          </table:table-cell>
        </table:table-row>
        <table:table-row>
          <table:table-cell table:style-name="Tabelle12.A2" office:value-type="string">
            <text:p text:style-name="P5">Intensity</text:p>
            <text:p text:style-name="P3">Information:</text:p>
            <text:p text:style-name="P6">Unit is is in percentage with a resolution of 1, in relation to maximum output power.</text:p>
            <text:p text:style-name="P6">In an adaptive mode unit is in lux with a resolution of 1, representing the illuminance under intended use</text:p>
            <text:p text:style-name="P3">Unit:</text:p>
            <text:p text:style-name="P6">org.bluetooth.unit.percentage</text:p>
            <text:p text:style-name="P5"><text:span text:style-name="T1">org.bluetooth.unit.</text:span>illuminance.lux </text:p>
            <text:p text:style-name="P3">Exponent: <text:span text:style-name="T1">Decimal, 0</text:span></text:p>
          </table:table-cell>
          <table:table-cell table:style-name="Tabelle12.A2" office:value-type="string">
            <text:p text:style-name="P5">Optional</text:p>
          </table:table-cell>
          <table:table-cell table:style-name="Tabelle12.A2" office:value-type="string">
            <text:p text:style-name="P5">uint8</text:p>
          </table:table-cell>
          <table:table-cell table:style-name="Tabelle12.D2" office:value-type="string">
            <text:p text:style-name="P5">None</text:p>
          </table:table-cell>
        </table:table-row>
        <table:table-row>
          <table:table-cell table:style-name="Tabelle12.A2" office:value-type="string">
            <text:p text:style-name="P5">Flood Status</text:p>
            <text:p text:style-name="P6"/>
          </table:table-cell>
          <table:table-cell table:style-name="Tabelle12.A2" office:value-type="string">
            <text:p text:style-name="P5">Optional</text:p>
          </table:table-cell>
          <table:table-cell table:style-name="Tabelle12.A2" office:value-type="string">
            <text:p text:style-name="P5">8bit</text:p>
          </table:table-cell>
          <table:table-cell table:style-name="Tabelle12.D2" office:value-type="string">
            <text:p text:style-name="P5">Bit Field</text:p>
            <table:table table:name="Tabelle23" table:style-name="Tabelle23">
              <table:table-column table:style-name="Tabelle23.A"/>
              <table:table-column table:style-name="Tabelle23.B"/>
              <table:table-column table:style-name="Tabelle23.C"/>
              <table:table-column table:style-name="Tabelle23.D"/>
              <table:table-row>
                <table:table-cell table:style-name="Tabelle23.A1" office:value-type="string">
                  <text:p text:style-name="P3">Bit</text:p>
                </table:table-cell>
                <table:table-cell table:style-name="Tabelle23.A1" office:value-type="string">
                  <text:p text:style-name="P3">Size</text:p>
                </table:table-cell>
                <table:table-cell table:style-name="Tabelle23.A1" office:value-type="string">
                  <text:p text:style-name="P3">Name</text:p>
                </table:table-cell>
                <table:table-cell table:style-name="Tabelle23.D1" office:value-type="string">
                  <text:p text:style-name="P3">Definition</text:p>
                  <table:table table:name="Tabelle24" table:style-name="Tabelle24">
                    <table:table-column table:style-name="Tabelle24.A"/>
                    <table:table-column table:style-name="Tabelle24.B"/>
                    <table:table-row>
                      <table:table-cell table:style-name="Tabelle24.A1" office:value-type="string">
                        <text:p text:style-name="P3">Key</text:p>
                      </table:table-cell>
                      <table:table-cell table:style-name="Tabelle24.B1" office:value-type="string">
                        <text:p text:style-name="P3">Value</text:p>
                      </table:table-cell>
                    </table:table-row>
                  </table:table>
                  <text:p text:style-name="P3"/>
                </table:table-cell>
              </table:table-row>
              <table:table-row>
                <table:table-cell table:style-name="Tabelle23.A2" office:value-type="string">
                  <text:p text:style-name="P5">0</text:p>
                </table:table-cell>
                <table:table-cell table:style-name="Tabelle23.A2" office:value-type="string">
                  <text:p text:style-name="P5">1</text:p>
                </table:table-cell>
                <table:table-cell table:style-name="Tabelle23.A2" office:value-type="string">
                  <text:p text:style-name="P5">Overcurrent Indicator</text:p>
                </table:table-cell>
                <table:table-cell table:style-name="Tabelle23.D2" office:value-type="string">
                  <table:table table:name="Tabelle29" table:style-name="Tabelle29">
                    <table:table-column table:style-name="Tabelle29.A"/>
                    <table:table-column table:style-name="Tabelle29.B"/>
                    <table:table-row>
                      <table:table-cell table:style-name="Tabelle29.A1" office:value-type="string">
                        <text:p text:style-name="P5">0</text:p>
                      </table:table-cell>
                      <table:table-cell table:style-name="Tabelle29.B1" office:value-type="string">
                        <text:p text:style-name="P5">Not active</text:p>
                      </table:table-cell>
                    </table:table-row>
                    <table:table-row>
                      <table:table-cell table:style-name="Tabelle29.A2" office:value-type="string">
                        <text:p text:style-name="P5">1</text:p>
                      </table:table-cell>
                      <table:table-cell table:style-name="Tabelle29.B2" office:value-type="string">
                        <text:p text:style-name="P5">active</text:p>
                      </table:table-cell>
                    </table:table-row>
                  </table:table>
                  <text:p text:style-name="P5"/>
                </table:table-cell>
              </table:table-row>
              <table:table-row>
                <table:table-cell table:style-name="Tabelle23.A2" office:value-type="string">
                  <text:p text:style-name="P5">1</text:p>
                </table:table-cell>
                <table:table-cell table:style-name="Tabelle23.A2" office:value-type="string">
                  <text:p text:style-name="P5">1</text:p>
                </table:table-cell>
                <table:table-cell table:style-name="Tabelle23.A2" office:value-type="string">
                  <text:p text:style-name="P5">Voltage Limiting Indicator</text:p>
                </table:table-cell>
                <table:table-cell table:style-name="Tabelle23.D2" office:value-type="string">
                  <table:table table:name="Tabelle30" table:style-name="Tabelle30">
                    <table:table-column table:style-name="Tabelle30.A"/>
                    <table:table-column table:style-name="Tabelle30.B"/>
                    <table:table-row>
                      <table:table-cell table:style-name="Tabelle30.A1" office:value-type="string">
                        <text:p text:style-name="P5">0</text:p>
                      </table:table-cell>
                      <table:table-cell table:style-name="Tabelle30.B1" office:value-type="string">
                        <text:p text:style-name="P5">Not active</text:p>
                      </table:table-cell>
                    </table:table-row>
                    <table:table-row>
                      <table:table-cell table:style-name="Tabelle30.A2" office:value-type="string">
                        <text:p text:style-name="P5">1</text:p>
                      </table:table-cell>
                      <table:table-cell table:style-name="Tabelle30.B2" office:value-type="string">
                        <text:p text:style-name="P5">active</text:p>
                      </table:table-cell>
                    </table:table-row>
                  </table:table>
                  <text:p text:style-name="P5"/>
                </table:table-cell>
              </table:table-row>
              <table:table-row>
                <table:table-cell table:style-name="Tabelle23.A2" office:value-type="string">
                  <text:p text:style-name="P5">2</text:p>
                </table:table-cell>
                <table:table-cell table:style-name="Tabelle23.A2" office:value-type="string">
                  <text:p text:style-name="P5">1</text:p>
                </table:table-cell>
                <table:table-cell table:style-name="Tabelle23.A2" office:value-type="string">
                  <text:p text:style-name="P5">Temperature Limiting Indicator</text:p>
                </table:table-cell>
                <table:table-cell table:style-name="Tabelle23.D2" office:value-type="string">
                  <table:table table:name="Tabelle31" table:style-name="Tabelle31">
                    <table:table-column table:style-name="Tabelle31.A"/>
                    <table:table-column table:style-name="Tabelle31.B"/>
                    <table:table-row>
                      <table:table-cell table:style-name="Tabelle31.A1" office:value-type="string">
                        <text:p text:style-name="P5">0</text:p>
                      </table:table-cell>
                      <table:table-cell table:style-name="Tabelle31.B1" office:value-type="string">
                        <text:p text:style-name="P5">Not active</text:p>
                      </table:table-cell>
                    </table:table-row>
                    <table:table-row>
                      <table:table-cell table:style-name="Tabelle31.A2" office:value-type="string">
                        <text:p text:style-name="P5">1</text:p>
                      </table:table-cell>
                      <table:table-cell table:style-name="Tabelle31.B2" office:value-type="string">
                        <text:p text:style-name="P5">active</text:p>
                      </table:table-cell>
                    </table:table-row>
                  </table:table>
                  <text:p text:style-name="P5"/>
                </table:table-cell>
              </table:table-row>
              <table:table-row>
                <table:table-cell table:style-name="Tabelle23.A2" office:value-type="string">
                  <text:p text:style-name="P5">3</text:p>
                </table:table-cell>
                <table:table-cell table:style-name="Tabelle23.A2" office:value-type="string">
                  <text:p text:style-name="P5">1</text:p>
                </table:table-cell>
                <table:table-cell table:style-name="Tabelle23.A2" office:value-type="string">
                  <text:p text:style-name="P5">Duty Cycle Limit Indicatior</text:p>
                </table:table-cell>
                <table:table-cell table:style-name="Tabelle23.D2" office:value-type="string">
                  <table:table table:name="Tabelle32" table:style-name="Tabelle32">
                    <table:table-column table:style-name="Tabelle32.A"/>
                    <table:table-column table:style-name="Tabelle32.B"/>
                    <table:table-row>
                      <table:table-cell table:style-name="Tabelle32.A1" office:value-type="string">
                        <text:p text:style-name="P5">0</text:p>
                      </table:table-cell>
                      <table:table-cell table:style-name="Tabelle32.B1" office:value-type="string">
                        <text:p text:style-name="P5">Not active</text:p>
                      </table:table-cell>
                    </table:table-row>
                    <table:table-row>
                      <table:table-cell table:style-name="Tabelle32.A2" office:value-type="string">
                        <text:p text:style-name="P5">1</text:p>
                      </table:table-cell>
                      <table:table-cell table:style-name="Tabelle32.B2" office:value-type="string">
                        <text:p text:style-name="P5">active</text:p>
                      </table:table-cell>
                    </table:table-row>
                  </table:table>
                  <text:p text:style-name="P5"/>
                </table:table-cell>
              </table:table-row>
              <table:table-row>
                <table:table-cell table:style-name="Tabelle23.A2" office:value-type="string">
                  <text:p text:style-name="P5">4</text:p>
                </table:table-cell>
                <table:table-cell table:style-name="Tabelle23.A2" office:value-type="string">
                  <text:p text:style-name="P5">4</text:p>
                </table:table-cell>
                <table:table-cell table:style-name="Tabelle23.A2" office:value-type="string">
                  <text:p text:style-name="P5">Reserved fur future use</text:p>
                </table:table-cell>
                <table:table-cell table:style-name="Tabelle23.D2" office:value-type="string">
                  <text:p text:style-name="P5"/>
                </table:table-cell>
              </table:table-row>
            </table:table>
            <text:p text:style-name="P5"/>
          </table:table-cell>
        </table:table-row>
        <table:table-row>
          <table:table-cell table:style-name="Tabelle12.A2" office:value-type="string">
            <text:p text:style-name="P5">Spot Status</text:p>
            <text:p text:style-name="P6"/>
          </table:table-cell>
          <table:table-cell table:style-name="Tabelle12.A2" office:value-type="string">
            <text:p text:style-name="P5">Optional</text:p>
          </table:table-cell>
          <table:table-cell table:style-name="Tabelle12.A2" office:value-type="string">
            <text:p text:style-name="P5">8bit</text:p>
          </table:table-cell>
          <table:table-cell table:style-name="Tabelle12.D2" office:value-type="string">
            <text:p text:style-name="P5">Bit Field</text:p>
            <table:table table:name="Tabelle25" table:style-name="Tabelle25">
              <table:table-column table:style-name="Tabelle25.A"/>
              <table:table-column table:style-name="Tabelle25.B"/>
              <table:table-column table:style-name="Tabelle25.C"/>
              <table:table-column table:style-name="Tabelle25.D"/>
              <table:table-row>
                <table:table-cell table:style-name="Tabelle25.A1" office:value-type="string">
                  <text:p text:style-name="P3">Bit</text:p>
                </table:table-cell>
                <table:table-cell table:style-name="Tabelle25.A1" office:value-type="string">
                  <text:p text:style-name="P3">Size</text:p>
                </table:table-cell>
                <table:table-cell table:style-name="Tabelle25.A1" office:value-type="string">
                  <text:p text:style-name="P3">Name</text:p>
                </table:table-cell>
                <table:table-cell table:style-name="Tabelle25.D1" office:value-type="string">
                  <text:p text:style-name="P3">Definition</text:p>
                  <table:table table:name="Tabelle26" table:style-name="Tabelle26">
                    <table:table-column table:style-name="Tabelle26.A"/>
                    <table:table-column table:style-name="Tabelle26.B"/>
                    <table:table-row>
                      <table:table-cell table:style-name="Tabelle26.A1" office:value-type="string">
                        <text:p text:style-name="P3">Key</text:p>
                      </table:table-cell>
                      <table:table-cell table:style-name="Tabelle26.B1" office:value-type="string">
                        <text:p text:style-name="P3">Value</text:p>
                      </table:table-cell>
                    </table:table-row>
                  </table:table>
                  <text:p text:style-name="P3"/>
                </table:table-cell>
              </table:table-row>
              <table:table-row>
                <table:table-cell table:style-name="Tabelle25.A2" office:value-type="string">
                  <text:p text:style-name="P5">0</text:p>
                </table:table-cell>
                <table:table-cell table:style-name="Tabelle25.A2" office:value-type="string">
                  <text:p text:style-name="P5">1</text:p>
                </table:table-cell>
                <table:table-cell table:style-name="Tabelle25.A2" office:value-type="string">
                  <text:p text:style-name="P5">Overcurrent Indicator</text:p>
                </table:table-cell>
                <table:table-cell table:style-name="Tabelle25.D2" office:value-type="string">
                  <table:table table:name="Tabelle27" table:style-name="Tabelle27">
                    <table:table-column table:style-name="Tabelle27.A"/>
                    <table:table-column table:style-name="Tabelle27.B"/>
                    <table:table-row>
                      <table:table-cell table:style-name="Tabelle27.A1" office:value-type="string">
                        <text:p text:style-name="P5">0</text:p>
                      </table:table-cell>
                      <table:table-cell table:style-name="Tabelle27.B1" office:value-type="string">
                        <text:p text:style-name="P5">Not active</text:p>
                      </table:table-cell>
                    </table:table-row>
                    <table:table-row>
                      <table:table-cell table:style-name="Tabelle27.A2" office:value-type="string">
                        <text:p text:style-name="P5">1</text:p>
                      </table:table-cell>
                      <table:table-cell table:style-name="Tabelle27.B2" office:value-type="string">
                        <text:p text:style-name="P5">active</text:p>
                      </table:table-cell>
                    </table:table-row>
                  </table:table>
                  <text:p text:style-name="P5"/>
                </table:table-cell>
              </table:table-row>
              <table:table-row>
                <table:table-cell table:style-name="Tabelle25.A2" office:value-type="string">
                  <text:p text:style-name="P5">1</text:p>
                </table:table-cell>
                <table:table-cell table:style-name="Tabelle25.A2" office:value-type="string">
                  <text:p text:style-name="P5">1</text:p>
                </table:table-cell>
                <table:table-cell table:style-name="Tabelle25.A2" office:value-type="string">
                  <text:p text:style-name="P5">Voltage Limiting Indicator</text:p>
                </table:table-cell>
                <table:table-cell table:style-name="Tabelle25.D2" office:value-type="string">
                  <table:table table:name="Tabelle28" table:style-name="Tabelle28">
                    <table:table-column table:style-name="Tabelle28.A"/>
                    <table:table-column table:style-name="Tabelle28.B"/>
                    <table:table-row>
                      <table:table-cell table:style-name="Tabelle28.A1" office:value-type="string">
                        <text:p text:style-name="P5">0</text:p>
                      </table:table-cell>
                      <table:table-cell table:style-name="Tabelle28.B1" office:value-type="string">
                        <text:p text:style-name="P5">Not active</text:p>
                      </table:table-cell>
                    </table:table-row>
                    <table:table-row>
                      <table:table-cell table:style-name="Tabelle28.A2" office:value-type="string">
                        <text:p text:style-name="P5">1</text:p>
                      </table:table-cell>
                      <table:table-cell table:style-name="Tabelle28.B2" office:value-type="string">
                        <text:p text:style-name="P5">active</text:p>
                      </table:table-cell>
                    </table:table-row>
                  </table:table>
                  <text:p text:style-name="P5"/>
                </table:table-cell>
              </table:table-row>
              <table:table-row>
                <table:table-cell table:style-name="Tabelle25.A2" office:value-type="string">
                  <text:p text:style-name="P5">2</text:p>
                </table:table-cell>
                <table:table-cell table:style-name="Tabelle25.A2" office:value-type="string">
                  <text:p text:style-name="P5">1</text:p>
                </table:table-cell>
                <table:table-cell table:style-name="Tabelle25.A2" office:value-type="string">
                  <text:p text:style-name="P5">Temperature Limiting Indicator</text:p>
                </table:table-cell>
                <table:table-cell table:style-name="Tabelle25.D2" office:value-type="string">
                  <table:table table:name="Tabelle33" table:style-name="Tabelle33">
                    <table:table-column table:style-name="Tabelle33.A"/>
                    <table:table-column table:style-name="Tabelle33.B"/>
                    <table:table-row>
                      <table:table-cell table:style-name="Tabelle33.A1" office:value-type="string">
                        <text:p text:style-name="P5">0</text:p>
                      </table:table-cell>
                      <table:table-cell table:style-name="Tabelle33.B1" office:value-type="string">
                        <text:p text:style-name="P5">Not active</text:p>
                      </table:table-cell>
                    </table:table-row>
                    <table:table-row>
                      <table:table-cell table:style-name="Tabelle33.A2" office:value-type="string">
                        <text:p text:style-name="P5">1</text:p>
                      </table:table-cell>
                      <table:table-cell table:style-name="Tabelle33.B2" office:value-type="string">
                        <text:p text:style-name="P5">active</text:p>
                      </table:table-cell>
                    </table:table-row>
                  </table:table>
                  <text:p text:style-name="P5"/>
                </table:table-cell>
              </table:table-row>
              <table:table-row>
                <table:table-cell table:style-name="Tabelle25.A2" office:value-type="string">
                  <text:p text:style-name="P5">3</text:p>
                </table:table-cell>
                <table:table-cell table:style-name="Tabelle25.A2" office:value-type="string">
                  <text:p text:style-name="P5">1</text:p>
                </table:table-cell>
                <table:table-cell table:style-name="Tabelle25.A2" office:value-type="string">
                  <text:p text:style-name="P5">Duty Cycle Limit Indicatior</text:p>
                </table:table-cell>
                <table:table-cell table:style-name="Tabelle25.D2" office:value-type="string">
                  <table:table table:name="Tabelle34" table:style-name="Tabelle34">
                    <table:table-column table:style-name="Tabelle34.A"/>
                    <table:table-column table:style-name="Tabelle34.B"/>
                    <table:table-row>
                      <table:table-cell table:style-name="Tabelle34.A1" office:value-type="string">
                        <text:p text:style-name="P5">0</text:p>
                      </table:table-cell>
                      <table:table-cell table:style-name="Tabelle34.B1" office:value-type="string">
                        <text:p text:style-name="P5">Not active</text:p>
                      </table:table-cell>
                    </table:table-row>
                    <table:table-row>
                      <table:table-cell table:style-name="Tabelle34.A2" office:value-type="string">
                        <text:p text:style-name="P5">1</text:p>
                      </table:table-cell>
                      <table:table-cell table:style-name="Tabelle34.B2" office:value-type="string">
                        <text:p text:style-name="P5">active</text:p>
                      </table:table-cell>
                    </table:table-row>
                  </table:table>
                  <text:p text:style-name="P5"/>
                </table:table-cell>
              </table:table-row>
              <table:table-row>
                <table:table-cell table:style-name="Tabelle25.A2" office:value-type="string">
                  <text:p text:style-name="P5">4</text:p>
                </table:table-cell>
                <table:table-cell table:style-name="Tabelle25.A2" office:value-type="string">
                  <text:p text:style-name="P5">4</text:p>
                </table:table-cell>
                <table:table-cell table:style-name="Tabelle25.A2" office:value-type="string">
                  <text:p text:style-name="P5">Reserved fur future use</text:p>
                </table:table-cell>
                <table:table-cell table:style-name="Tabelle25.D2" office:value-type="string">
                  <text:p text:style-name="P5"/>
                </table:table-cell>
              </table:table-row>
            </table:table>
            <text:p text:style-name="P5"/>
          </table:table-cell>
        </table:table-row>
        <table:table-row>
          <table:table-cell table:style-name="Tabelle12.A2" office:value-type="string">
            <text:p text:style-name="P5">Flood Output Power</text:p>
            <text:p text:style-name="P3">Information:</text:p>
            <text:p text:style-name="P6">Unit is in watts with a resolution of <text:soft-page-break/>1/1000.</text:p>
            <text:p text:style-name="P3">Unit:</text:p>
            <text:p text:style-name="P6">org.bluetooth.unit.power.watt</text:p>
            <text:p text:style-name="P3">Exponent:<text:span text:style-name="T1"> Decimal, -3</text:span></text:p>
          </table:table-cell>
          <table:table-cell table:style-name="Tabelle12.A2" office:value-type="string">
            <text:p text:style-name="P5">Optional</text:p>
          </table:table-cell>
          <table:table-cell table:style-name="Tabelle12.A2" office:value-type="string">
            <text:p text:style-name="P5">uint16</text:p>
          </table:table-cell>
          <table:table-cell table:style-name="Tabelle12.D2" office:value-type="string">
            <text:p text:style-name="P5"/>
          </table:table-cell>
        </table:table-row>
        <table:table-row>
          <table:table-cell table:style-name="Tabelle12.A2" office:value-type="string">
            <text:p text:style-name="P5">Spot Output Power</text:p>
            <text:p text:style-name="P3">Information:</text:p>
            <text:p text:style-name="P6">Unit is in watts with a resolution of 1/1000.</text:p>
            <text:p text:style-name="P3">Unit:</text:p>
            <text:p text:style-name="P6">org.bluetooth.unit.power.watt</text:p>
            <text:p text:style-name="P3">Exponent:<text:span text:style-name="T1"> Decimal, -3</text:span></text:p>
          </table:table-cell>
          <table:table-cell table:style-name="Tabelle12.A2" office:value-type="string">
            <text:p text:style-name="P5">Optional</text:p>
          </table:table-cell>
          <table:table-cell table:style-name="Tabelle12.A2" office:value-type="string">
            <text:p text:style-name="P5">uint16</text:p>
          </table:table-cell>
          <table:table-cell table:style-name="Tabelle12.D2" office:value-type="string">
            <text:p text:style-name="P5"/>
          </table:table-cell>
        </table:table-row>
        <table:table-row>
          <table:table-cell table:style-name="Tabelle12.A2" office:value-type="string">
            <text:p text:style-name="P5">Temperature</text:p>
            <text:p text:style-name="P3">Information:</text:p>
            <text:p text:style-name="P6">Unit is in degree Celsius with a resolution of 1.</text:p>
            <text:p text:style-name="P3">Unit:</text:p>
            <text:p text:style-name="P6">org.bluetooth.unit.thermodynamic_temperature.degree_celsius </text:p>
            <text:p text:style-name="P3">Exponent:<text:span text:style-name="T1"> Decimal, 0</text:span></text:p>
          </table:table-cell>
          <table:table-cell table:style-name="Tabelle12.A2" office:value-type="string">
            <text:p text:style-name="P5">Optional</text:p>
          </table:table-cell>
          <table:table-cell table:style-name="Tabelle12.A2" office:value-type="string">
            <text:p text:style-name="P5">int8</text:p>
          </table:table-cell>
          <table:table-cell table:style-name="Tabelle12.D2" office:value-type="string">
            <text:p text:style-name="P5"/>
          </table:table-cell>
        </table:table-row>
        <table:table-row>
          <table:table-cell table:style-name="Tabelle12.A2" office:value-type="string">
            <text:p text:style-name="P5">Input Voltagge</text:p>
            <text:p text:style-name="P3">Information:</text:p>
            <text:p text:style-name="P6">Unit is in volts with a resolution of 1/1000.</text:p>
            <text:p text:style-name="P3">Unit:</text:p>
            <text:p text:style-name="P6">org.bluetooth.unit.electric_potential_difference.volt </text:p>
            <text:p text:style-name="P3">Exponent:<text:span text:style-name="T1"> Decimal, -3</text:span></text:p>
          </table:table-cell>
          <table:table-cell table:style-name="Tabelle12.A2" office:value-type="string">
            <text:p text:style-name="P5">Optional</text:p>
          </table:table-cell>
          <table:table-cell table:style-name="Tabelle12.A2" office:value-type="string">
            <text:p text:style-name="P5">uint16</text:p>
          </table:table-cell>
          <table:table-cell table:style-name="Tabelle12.D2" office:value-type="string">
            <text:p text:style-name="P5"/>
          </table:table-cell>
        </table:table-row>
        <table:table-row>
          <table:table-cell table:style-name="Tabelle12.A2" office:value-type="string">
            <text:p text:style-name="P5">Pitch</text:p>
            <text:p text:style-name="P3">Information:</text:p>
            <text:p text:style-name="P6">Unit is in degree with a resolution of 1.</text:p>
            <text:p text:style-name="P3">Unit:</text:p>
            <text:p text:style-name="P6">org.bluetooth.unit.plane_angle.degree</text:p>
            <text:p text:style-name="P3">Exponent:<text:span text:style-name="T1"> Decimal, 0</text:span></text:p>
          </table:table-cell>
          <table:table-cell table:style-name="Tabelle12.A2" office:value-type="string">
            <text:p text:style-name="P5">Optional</text:p>
          </table:table-cell>
          <table:table-cell table:style-name="Tabelle12.A2" office:value-type="string">
            <text:p text:style-name="P5">int8</text:p>
          </table:table-cell>
          <table:table-cell table:style-name="Tabelle12.D2" office:value-type="string">
            <text:p text:style-name="P5"/>
          </table:table-cell>
        </table:table-row>
      </table:table>
      <text:p text:style-name="Text_20_body"/>
      <text:h text:style-name="P8" text:outline-level="1">Light Feature</text:h>
      <text:h text:style-name="Heading_20_2" text:outline-level="2">Characteristic UUID:<text:tab/>0x0103</text:h>
      <text:h text:style-name="Heading_20_3" text:outline-level="3">Summary:</text:h>
      <text:p text:style-name="Text_20_body">The Light Feature characteristic is used to report a list of features supported by the device.</text:p>
      <text:h text:style-name="Heading_20_3" text:outline-level="3">Value Fields</text:h>
      <table:table table:name="Tabelle35" table:style-name="Tabelle35">
        <table:table-column table:style-name="Tabelle35.A"/>
        <table:table-column table:style-name="Tabelle35.B"/>
        <table:table-column table:style-name="Tabelle35.C"/>
        <table:table-column table:style-name="Tabelle35.D"/>
        <table:table-row table:style-name="Tabelle35.1">
          <table:table-cell table:style-name="Tabelle35.A1" office:value-type="string">
            <text:p text:style-name="P2">Names</text:p>
          </table:table-cell>
          <table:table-cell table:style-name="Tabelle35.A1" office:value-type="string">
            <text:p text:style-name="P2">Field Req.</text:p>
          </table:table-cell>
          <table:table-cell table:style-name="Tabelle35.A1" office:value-type="string">
            <text:p text:style-name="P2">Format</text:p>
          </table:table-cell>
          <table:table-cell table:style-name="Tabelle35.D1" office:value-type="string">
            <text:p text:style-name="P2">Additional Information</text:p>
          </table:table-cell>
        </table:table-row>
        <table:table-row>
          <table:table-cell table:style-name="Tabelle35.A2" office:value-type="string">
            <text:p text:style-name="P5">Light Feature</text:p>
          </table:table-cell>
          <table:table-cell table:style-name="Tabelle35.A2" office:value-type="string">
            <text:p text:style-name="P5">Mandatory</text:p>
          </table:table-cell>
          <table:table-cell table:style-name="Tabelle35.A2" office:value-type="string">
            <text:p text:style-name="P5">8bit</text:p>
          </table:table-cell>
          <table:table-cell table:style-name="Tabelle35.D2" office:value-type="string">
            <text:p text:style-name="P5">Bit Field</text:p>
            <table:table table:name="Tabelle36" table:style-name="Tabelle36">
              <table:table-column table:style-name="Tabelle36.A"/>
              <table:table-column table:style-name="Tabelle36.B"/>
              <table:table-column table:style-name="Tabelle36.C"/>
              <table:table-column table:style-name="Tabelle36.D"/>
              <table:table-row>
                <table:table-cell table:style-name="Tabelle36.A1" office:value-type="string">
                  <text:p text:style-name="P3">Bit</text:p>
                </table:table-cell>
                <table:table-cell table:style-name="Tabelle36.A1" office:value-type="string">
                  <text:p text:style-name="P3">Size</text:p>
                </table:table-cell>
                <table:table-cell table:style-name="Tabelle36.A1" office:value-type="string">
                  <text:p text:style-name="P3">Name</text:p>
                </table:table-cell>
                <table:table-cell table:style-name="Tabelle36.D1" office:value-type="string">
                  <text:p text:style-name="P3">Definition</text:p>
                  <table:table table:name="Tabelle37" table:style-name="Tabelle37">
                    <table:table-column table:style-name="Tabelle37.A"/>
                    <table:table-column table:style-name="Tabelle37.B"/>
                    <table:table-row>
                      <table:table-cell table:style-name="Tabelle37.A1" office:value-type="string">
                        <text:p text:style-name="P3">Key</text:p>
                      </table:table-cell>
                      <table:table-cell table:style-name="Tabelle37.B1" office:value-type="string">
                        <text:p text:style-name="P3">Value</text:p>
                      </table:table-cell>
                    </table:table-row>
                  </table:table>
                  <text:p text:style-name="P3"/>
                </table:table-cell>
              </table:table-row>
              <table:table-row>
                <table:table-cell table:style-name="Tabelle36.A2" office:value-type="string">
                  <text:p text:style-name="P5">0</text:p>
                </table:table-cell>
                <table:table-cell table:style-name="Tabelle36.A2" office:value-type="string">
                  <text:p text:style-name="P5">1</text:p>
                </table:table-cell>
                <table:table-cell table:style-name="Tabelle36.A2" office:value-type="string">
                  <text:p text:style-name="P5">Flood Supported</text:p>
                </table:table-cell>
                <table:table-cell table:style-name="Tabelle36.D2" office:value-type="string">
                  <table:table table:name="Tabelle39" table:style-name="Tabelle39">
                    <table:table-column table:style-name="Tabelle39.A"/>
                    <table:table-column table:style-name="Tabelle39.B"/>
                    <table:table-row>
                      <table:table-cell table:style-name="Tabelle39.A1" office:value-type="string">
                        <text:p text:style-name="P5">0</text:p>
                      </table:table-cell>
                      <table:table-cell table:style-name="Tabelle39.B1" office:value-type="string">
                        <text:p text:style-name="P5">True</text:p>
                      </table:table-cell>
                    </table:table-row>
                    <table:table-row>
                      <table:table-cell table:style-name="Tabelle39.A2" office:value-type="string">
                        <text:p text:style-name="P5">1</text:p>
                      </table:table-cell>
                      <table:table-cell table:style-name="Tabelle39.B2" office:value-type="string">
                        <text:p text:style-name="P5">False</text:p>
                      </table:table-cell>
                    </table:table-row>
                  </table:table>
                  <text:p text:style-name="P5"/>
                </table:table-cell>
              </table:table-row>
              <table:table-row>
                <table:table-cell table:style-name="Tabelle36.A2" office:value-type="string">
                  <text:p text:style-name="P5">1</text:p>
                </table:table-cell>
                <table:table-cell table:style-name="Tabelle36.A2" office:value-type="string">
                  <text:p text:style-name="P5">1</text:p>
                </table:table-cell>
                <table:table-cell table:style-name="Tabelle36.A2" office:value-type="string">
                  <text:p text:style-name="P5">Spot Supported</text:p>
                </table:table-cell>
                <table:table-cell table:style-name="Tabelle36.D2" office:value-type="string">
                  <table:table table:name="Tabelle40" table:style-name="Tabelle40">
                    <table:table-column table:style-name="Tabelle40.A"/>
                    <table:table-column table:style-name="Tabelle40.B"/>
                    <table:table-row>
                      <table:table-cell table:style-name="Tabelle40.A1" office:value-type="string">
                        <text:p text:style-name="P5">0</text:p>
                      </table:table-cell>
                      <table:table-cell table:style-name="Tabelle40.B1" office:value-type="string">
                        <text:p text:style-name="P5">True</text:p>
                      </table:table-cell>
                    </table:table-row>
                    <table:table-row>
                      <table:table-cell table:style-name="Tabelle40.A2" office:value-type="string">
                        <text:p text:style-name="P5">1</text:p>
                      </table:table-cell>
                      <table:table-cell table:style-name="Tabelle40.B2" office:value-type="string">
                        <text:p text:style-name="P5">False</text:p>
                      </table:table-cell>
                    </table:table-row>
                  </table:table>
                  <text:p text:style-name="P5"/>
                </table:table-cell>
              </table:table-row>
              <table:table-row>
                <table:table-cell table:style-name="Tabelle36.A2" office:value-type="string">
                  <text:p text:style-name="P5">2</text:p>
                </table:table-cell>
                <table:table-cell table:style-name="Tabelle36.A2" office:value-type="string">
                  <text:p text:style-name="P5">1</text:p>
                </table:table-cell>
                <table:table-cell table:style-name="Tabelle36.A2" office:value-type="string">
                  <text:p text:style-name="P5">Pitch Compensation Supported</text:p>
                </table:table-cell>
                <table:table-cell table:style-name="Tabelle36.D2" office:value-type="string">
                  <table:table table:name="Tabelle50" table:style-name="Tabelle50">
                    <table:table-column table:style-name="Tabelle50.A"/>
                    <table:table-column table:style-name="Tabelle50.B"/>
                    <table:table-row>
                      <table:table-cell table:style-name="Tabelle50.A1" office:value-type="string">
                        <text:p text:style-name="P5">0</text:p>
                      </table:table-cell>
                      <table:table-cell table:style-name="Tabelle50.B1" office:value-type="string">
                        <text:p text:style-name="P5">True</text:p>
                      </table:table-cell>
                    </table:table-row>
                    <table:table-row>
                      <table:table-cell table:style-name="Tabelle50.A2" office:value-type="string">
                        <text:p text:style-name="P5">1</text:p>
                      </table:table-cell>
                      <table:table-cell table:style-name="Tabelle50.B2" office:value-type="string">
                        <text:p text:style-name="P5">False</text:p>
                      </table:table-cell>
                    </table:table-row>
                  </table:table>
                  <text:p text:style-name="P5"/>
                </table:table-cell>
              </table:table-row>
              <table:table-row>
                <table:table-cell table:style-name="Tabelle36.A2" office:value-type="string">
                  <text:p text:style-name="P5">3</text:p>
                </table:table-cell>
                <table:table-cell table:style-name="Tabelle36.A2" office:value-type="string">
                  <text:p text:style-name="P5">1</text:p>
                </table:table-cell>
                <table:table-cell table:style-name="Tabelle36.A2" office:value-type="string">
                  <text:p text:style-name="P5">Mode Change Supported</text:p>
                </table:table-cell>
                <table:table-cell table:style-name="Tabelle36.D2" office:value-type="string">
                  <table:table table:name="Tabelle38" table:style-name="Tabelle38">
                    <table:table-column table:style-name="Tabelle38.A"/>
                    <table:table-column table:style-name="Tabelle38.B"/>
                    <table:table-row>
                      <table:table-cell table:style-name="Tabelle38.A1" office:value-type="string">
                        <text:p text:style-name="P5">0</text:p>
                      </table:table-cell>
                      <table:table-cell table:style-name="Tabelle38.B1" office:value-type="string">
                        <text:p text:style-name="P5">True</text:p>
                      </table:table-cell>
                    </table:table-row>
                    <table:table-row>
                      <table:table-cell table:style-name="Tabelle38.A2" office:value-type="string">
                        <text:p text:style-name="P5">1</text:p>
                      </table:table-cell>
                      <table:table-cell table:style-name="Tabelle38.B2" office:value-type="string">
                        <text:p text:style-name="P5">False</text:p>
                      </table:table-cell>
                    </table:table-row>
                  </table:table>
                  <text:p text:style-name="P5"/>
                </table:table-cell>
              </table:table-row>
              <table:table-row>
                <table:table-cell table:style-name="Tabelle36.A2" office:value-type="string">
                  <text:p text:style-name="P5">4</text:p>
                </table:table-cell>
                <table:table-cell table:style-name="Tabelle36.A2" office:value-type="string">
                  <text:p text:style-name="P5">1</text:p>
                </table:table-cell>
                <table:table-cell table:style-name="Tabelle36.A2" office:value-type="string">
                  <text:p text:style-name="P5">Mode Configuration Supported</text:p>
                </table:table-cell>
                <table:table-cell table:style-name="Tabelle36.D2" office:value-type="string">
                  <table:table table:name="Tabelle41" table:style-name="Tabelle41">
                    <table:table-column table:style-name="Tabelle41.A"/>
                    <table:table-column table:style-name="Tabelle41.B"/>
                    <table:table-row>
                      <table:table-cell table:style-name="Tabelle41.A1" office:value-type="string">
                        <text:p text:style-name="P5">0</text:p>
                      </table:table-cell>
                      <table:table-cell table:style-name="Tabelle41.B1" office:value-type="string">
                        <text:p text:style-name="P5">True</text:p>
                      </table:table-cell>
                    </table:table-row>
                    <table:table-row>
                      <table:table-cell table:style-name="Tabelle41.A2" office:value-type="string">
                        <text:p text:style-name="P5">1</text:p>
                      </table:table-cell>
                      <table:table-cell table:style-name="Tabelle41.B2" office:value-type="string">
                        <text:p text:style-name="P5">False</text:p>
                      </table:table-cell>
                    </table:table-row>
                  </table:table>
                  <text:p text:style-name="P5"/>
                </table:table-cell>
              </table:table-row>
              <table:table-row>
                <table:table-cell table:style-name="Tabelle36.A2" office:value-type="string">
                  <text:p text:style-name="P5">5</text:p>
                </table:table-cell>
                <table:table-cell table:style-name="Tabelle36.A2" office:value-type="string">
                  <text:p text:style-name="P5">1</text:p>
                </table:table-cell>
                <table:table-cell table:style-name="Tabelle36.A2" office:value-type="string">
                  <text:p text:style-name="P5">Mode Grouping Supported</text:p>
                </table:table-cell>
                <table:table-cell table:style-name="Tabelle36.D2" office:value-type="string">
                  <table:table table:name="Tabelle51" table:style-name="Tabelle51">
                    <table:table-column table:style-name="Tabelle51.A"/>
                    <table:table-column table:style-name="Tabelle51.B"/>
                    <table:table-row>
                      <table:table-cell table:style-name="Tabelle51.A1" office:value-type="string">
                        <text:p text:style-name="P5">0</text:p>
                      </table:table-cell>
                      <table:table-cell table:style-name="Tabelle51.B1" office:value-type="string">
                        <text:p text:style-name="P5">True</text:p>
                      </table:table-cell>
                    </table:table-row>
                    <table:table-row>
                      <table:table-cell table:style-name="Tabelle51.A2" office:value-type="string">
                        <text:p text:style-name="P5">1</text:p>
                      </table:table-cell>
                      <table:table-cell table:style-name="Tabelle51.B2" office:value-type="string">
                        <text:p text:style-name="P5">False</text:p>
                      </table:table-cell>
                    </table:table-row>
                  </table:table>
                  <text:p text:style-name="P5"/>
                </table:table-cell>
              </table:table-row>
              <table:table-row>
                <table:table-cell table:style-name="Tabelle36.A2" office:value-type="string">
                  <text:p text:style-name="P5">6</text:p>
                </table:table-cell>
                <table:table-cell table:style-name="Tabelle36.A2" office:value-type="string">
                  <text:p text:style-name="P5">2</text:p>
                </table:table-cell>
                <table:table-cell table:style-name="Tabelle36.A2" office:value-type="string">
                  <text:p text:style-name="P5">Reserved fur future use</text:p>
                </table:table-cell>
                <table:table-cell table:style-name="Tabelle36.D2" office:value-type="string">
                  <text:p text:style-name="P5"/>
                </table:table-cell>
              </table:table-row>
            </table:table>
            <text:p text:style-name="P5"/>
          </table:table-cell>
        </table:table-row>
      </table:table>
      <text:p text:style-name="Text_20_body"/>
      <text:h text:style-name="P8" text:outline-level="1">Light Control Point</text:h>
      <text:h text:style-name="Heading_20_2" text:outline-level="2">Characteristic UUID:<text:tab/>0x0103</text:h>
      <text:h text:style-name="Heading_20_3" text:outline-level="3">Summary:</text:h>
      <text:p text:style-name="Text_20_body">The Light Control Point characteristic is used to request a specific function to be executed on the receiving device.</text:p>
      <text:h text:style-name="Heading_20_3" text:outline-level="3">Value Fields</text:h>
      <table:table table:name="Tabelle43" table:style-name="Tabelle43">
        <table:table-column table:style-name="Tabelle43.A"/>
        <table:table-column table:style-name="Tabelle43.B"/>
        <table:table-column table:style-name="Tabelle43.C"/>
        <table:table-column table:style-name="Tabelle43.D"/>
        <table:table-row table:style-name="Tabelle43.1">
          <table:table-cell table:style-name="Tabelle43.A1" office:value-type="string">
            <text:p text:style-name="P2">Names</text:p>
          </table:table-cell>
          <table:table-cell table:style-name="Tabelle43.A1" office:value-type="string">
            <text:p text:style-name="P2">Field Req.</text:p>
          </table:table-cell>
          <table:table-cell table:style-name="Tabelle43.A1" office:value-type="string">
            <text:p text:style-name="P2">Format</text:p>
          </table:table-cell>
          <table:table-cell table:style-name="Tabelle43.D1" office:value-type="string">
            <text:p text:style-name="P2">Additional Information</text:p>
          </table:table-cell>
        </table:table-row>
        <table:table-row>
          <table:table-cell table:style-name="Tabelle43.A2" office:value-type="string">
            <text:p text:style-name="P5">Op Codes</text:p>
          </table:table-cell>
          <table:table-cell table:style-name="Tabelle43.A2" office:value-type="string">
            <text:p text:style-name="P5">Mandatory</text:p>
          </table:table-cell>
          <table:table-cell table:style-name="Tabelle43.A2" office:value-type="string">
            <text:p text:style-name="P5">uint8</text:p>
          </table:table-cell>
          <table:table-cell table:style-name="Tabelle43.D2" office:value-type="string">
            <text:p text:style-name="P5">Enumerations</text:p>
            <table:table table:name="Tabelle44" table:style-name="Tabelle44">
              <table:table-column table:style-name="Tabelle44.A"/>
              <table:table-column table:style-name="Tabelle44.B"/>
              <table:table-column table:style-name="Tabelle44.C"/>
              <table:table-row>
                <table:table-cell table:style-name="Tabelle44.A1" office:value-type="string">
                  <text:p text:style-name="P3">Key</text:p>
                </table:table-cell>
                <table:table-cell table:style-name="Tabelle44.A1" office:value-type="string">
                  <text:p text:style-name="P3">Value</text:p>
                </table:table-cell>
                <table:table-cell table:style-name="Tabelle44.C1" office:value-type="string">
                  <text:p text:style-name="P3">Description</text:p>
                </table:table-cell>
              </table:table-row>
              <table:table-row>
                <table:table-cell table:style-name="Tabelle44.A2" office:value-type="string">
                  <text:p text:style-name="P5">1</text:p>
                </table:table-cell>
                <table:table-cell table:style-name="Tabelle44.A2" office:value-type="string">
                  <text:p text:style-name="P5">Request mode Count</text:p>
                </table:table-cell>
                <table:table-cell table:style-name="Tabelle44.C2" office:value-type="string">
                  <text:p text:style-name="P5">Request the number of modes supported by the light. The response is Op Code 0x20 followed by the mode count (in uint8). The maximum number of supported modes is 16 and has always to be a power of 2.</text:p>
                </table:table-cell>
              </table:table-row>
              <table:table-row>
                <table:table-cell table:style-name="Tabelle44.A2" office:value-type="string">
                  <text:p text:style-name="P5">2</text:p>
                </table:table-cell>
                <table:table-cell table:style-name="Tabelle44.A2" office:value-type="string">
                  <text:p text:style-name="P5">Request group configuration</text:p>
                </table:table-cell>
                <table:table-cell table:style-name="Tabelle44.C2" office:value-type="string">
                  <text:p text:style-name="P5">Request current mode grouping configuration. The response is Op Code 0x20 followed by the current number of groups (in uint8). The number of modes available in each group is the quotient of mode count and group count.</text:p>
                </table:table-cell>
              </table:table-row>
              <table:table-row>
                <table:table-cell table:style-name="Tabelle44.A2" office:value-type="string">
                  <text:p text:style-name="P5">3</text:p>
                </table:table-cell>
                <table:table-cell table:style-name="Tabelle44.A2" office:value-type="string">
                  <text:p text:style-name="P5">Request mode configuration</text:p>
                </table:table-cell>
                <table:table-cell table:style-name="Tabelle44.C2" office:value-type="string">
                  <text:p text:style-name="P5">Request a list of mode configurations. The mode list start number is sent as uint8 with preceding Op Code 0x03 operand. The response to this control point is Op Code 0x20 followed by the list as response parameter. </text:p>
                  <text:p text:style-name="P5">NOTE: If the list exceeds the maximum length of the indication packet it will be truncated. To receive the complete list of modes the host has to call this procedure multiple times wirh different start values.</text:p>
                </table:table-cell>
              </table:table-row>
              <table:table-row>
                <table:table-cell table:style-name="Tabelle44.A2" office:value-type="string">
                  <text:p text:style-name="P5">4</text:p>
                </table:table-cell>
                <table:table-cell table:style-name="Tabelle44.A2" office:value-type="string">
                  <text:p text:style-name="P5">Set Mode</text:p>
                </table:table-cell>
                <table:table-cell table:style-name="Tabelle44.C2" office:value-type="string">
                  <text:p text:style-name="P5">Initiate the procedure to put the light into a specific mode. The requested mode is sent as an uint8 with preceding Op Code 0x04 operand. The response to this control point is Op Code 0x20.</text:p>
                  <text:p text:style-name="P5">To put the light in off mode send an invalid mode number. </text:p>
                </table:table-cell>
              </table:table-row>
              <table:table-row>
                <table:table-cell table:style-name="Tabelle44.A2" office:value-type="string">
                  <text:p text:style-name="P5">5</text:p>
                </table:table-cell>
                <table:table-cell table:style-name="Tabelle44.A2" office:value-type="string">
                  <text:p text:style-name="P5">Configure <text:soft-page-break/>Mode</text:p>
                </table:table-cell>
                <table:table-cell table:style-name="Tabelle44.C2" office:value-type="string">
                  <text:p text:style-name="P5">Initiate the procedure to change a set of mode configurations. The new configurations are sent as an uint8 <text:s/>(representing the first mode number to change) followed by a list of configurations (each containing an uint8 representing the mode and an uint8 representing the intensity) with preceding Op Code 0x05 operand. The response to this control point is Op Code 0x20 </text:p>
                </table:table-cell>
              </table:table-row>
              <table:table-row>
                <table:table-cell table:style-name="Tabelle44.A2" office:value-type="string">
                  <text:p text:style-name="P5">6</text:p>
                </table:table-cell>
                <table:table-cell table:style-name="Tabelle44.A2" office:value-type="string">
                  <text:p text:style-name="P5">Configure Group</text:p>
                </table:table-cell>
                <table:table-cell table:style-name="Tabelle44.C2" office:value-type="string">
                  <text:p text:style-name="P5">Initiate the procedure to change the group configuration. The new number of groups (must be a power of two) is sent as an uint8 with preceding Op Code 0x06 operand. The response to this control point is Op Code 0x20.</text:p>
                </table:table-cell>
              </table:table-row>
              <table:table-row>
                <table:table-cell table:style-name="Tabelle44.A2" office:value-type="string">
                  <text:p text:style-name="P5">32</text:p>
                </table:table-cell>
                <table:table-cell table:style-name="Tabelle44.A2" office:value-type="string">
                  <text:p text:style-name="P5">Response Code</text:p>
                </table:table-cell>
                <table:table-cell table:style-name="Tabelle44.C2" office:value-type="string">
                  <text:p text:style-name="P5">The response code is followed by the requested Op Code, the response value and optionaly the response parameter</text:p>
                </table:table-cell>
              </table:table-row>
              <table:table-row>
                <table:table-cell table:style-name="Tabelle44.A2" office:value-type="string">
                  <text:p text:style-name="P5">0-0</text:p>
                </table:table-cell>
                <table:table-cell table:style-name="Tabelle44.A2" office:value-type="string">
                  <text:p text:style-name="P5">Reserved for future use</text:p>
                </table:table-cell>
                <table:table-cell table:style-name="Tabelle44.C2" office:value-type="string">
                  <text:p text:style-name="P5"/>
                </table:table-cell>
              </table:table-row>
              <table:table-row>
                <table:table-cell table:style-name="Tabelle44.A2" office:value-type="string">
                  <text:p text:style-name="P5">5-31</text:p>
                </table:table-cell>
                <table:table-cell table:style-name="Tabelle44.A2" office:value-type="string">
                  <text:p text:style-name="P5">Reserved for future use</text:p>
                </table:table-cell>
                <table:table-cell table:style-name="Tabelle44.C2" office:value-type="string">
                  <text:p text:style-name="P5"/>
                </table:table-cell>
              </table:table-row>
              <table:table-row>
                <table:table-cell table:style-name="Tabelle44.A2" office:value-type="string">
                  <text:p text:style-name="P5">33-255</text:p>
                </table:table-cell>
                <table:table-cell table:style-name="Tabelle44.A2" office:value-type="string">
                  <text:p text:style-name="P5">Reserved for future use</text:p>
                </table:table-cell>
                <table:table-cell table:style-name="Tabelle44.C2" office:value-type="string">
                  <text:p text:style-name="P5"/>
                </table:table-cell>
              </table:table-row>
            </table:table>
            <text:p text:style-name="P5"/>
          </table:table-cell>
        </table:table-row>
        <table:table-row>
          <table:table-cell table:style-name="Tabelle43.A2" office:value-type="string">
            <text:p text:style-name="P5">Parameter Value</text:p>
          </table:table-cell>
          <table:table-cell table:style-name="Tabelle43.A2" office:value-type="string">
            <text:p text:style-name="P5">Optional</text:p>
          </table:table-cell>
          <table:table-cell table:style-name="Tabelle43.A2" office:value-type="string">
            <text:p text:style-name="P5">variable</text:p>
          </table:table-cell>
          <table:table-cell table:style-name="Tabelle43.D2" office:value-type="string">
            <text:p text:style-name="P5">Refer to the Op Code table above for additional information on the possible values for this filed</text:p>
          </table:table-cell>
        </table:table-row>
        <table:table-row>
          <table:table-cell table:style-name="Tabelle43.A2" office:value-type="string">
            <text:p text:style-name="P5">Request Op Code</text:p>
            <text:p text:style-name="P5"><text:span text:style-name="T2">Information:</text:span> </text:p>
            <text:p text:style-name="P5">The Request Op Code is a sub field of the Parameter Value for "Response Code" Op Code. <text:line-break/>C1: This Field is Mandatory for "Response Code" Op Code, otherwise this field is Excluded. </text:p>
          </table:table-cell>
          <table:table-cell table:style-name="Tabelle43.A2" office:value-type="string">
            <text:p text:style-name="P5">C1</text:p>
          </table:table-cell>
          <table:table-cell table:style-name="Tabelle43.A2" office:value-type="string">
            <text:p text:style-name="P5">uint8</text:p>
          </table:table-cell>
          <table:table-cell table:style-name="Tabelle43.D2" office:value-type="string">
            <text:p text:style-name="P5">Refer to the Op Code table above for additional information on the possible values for this filed</text:p>
          </table:table-cell>
        </table:table-row>
        <table:table-row>
          <table:table-cell table:style-name="Tabelle43.A2" office:value-type="string">
            <text:p text:style-name="P5">Response Value</text:p>
            <text:p text:style-name="P5"><text:span text:style-name="T2">Information:</text:span> </text:p>
            <text:p text:style-name="P5">The Request Op Code is a sub field of the Parameter Value for "Response Code" Op Code. <text:line-break/>C1: This Field is Mandatory for "Response Code" Op Code, otherwise this field is Excluded. </text:p>
          </table:table-cell>
          <table:table-cell table:style-name="Tabelle43.A2" office:value-type="string">
            <text:p text:style-name="P5">C1</text:p>
          </table:table-cell>
          <table:table-cell table:style-name="Tabelle43.A2" office:value-type="string">
            <text:p text:style-name="P5">uint8</text:p>
          </table:table-cell>
          <table:table-cell table:style-name="Tabelle43.D2" office:value-type="string">
            <text:p text:style-name="P5">Enumerations</text:p>
            <table:table table:name="Tabelle45" table:style-name="Tabelle45">
              <table:table-column table:style-name="Tabelle45.A"/>
              <table:table-column table:style-name="Tabelle45.B"/>
              <table:table-column table:style-name="Tabelle45.C"/>
              <table:table-row>
                <table:table-cell table:style-name="Tabelle45.A1" office:value-type="string">
                  <text:p text:style-name="P3">Key</text:p>
                </table:table-cell>
                <table:table-cell table:style-name="Tabelle45.A1" office:value-type="string">
                  <text:p text:style-name="P3">Value</text:p>
                </table:table-cell>
                <table:table-cell table:style-name="Tabelle45.C1" office:value-type="string">
                  <text:p text:style-name="P3">Description</text:p>
                </table:table-cell>
              </table:table-row>
              <table:table-row>
                <table:table-cell table:style-name="Tabelle45.A2" office:value-type="string">
                  <text:p text:style-name="P5">1</text:p>
                </table:table-cell>
                <table:table-cell table:style-name="Tabelle45.A2" office:value-type="string">
                  <text:p text:style-name="P5">Success</text:p>
                </table:table-cell>
                <table:table-cell table:style-name="Tabelle45.C2" office:value-type="string">
                  <text:p text:style-name="P5">Response for successful operation.</text:p>
                </table:table-cell>
              </table:table-row>
              <table:table-row>
                <table:table-cell table:style-name="Tabelle45.A2" office:value-type="string">
                  <text:p text:style-name="P5">2</text:p>
                </table:table-cell>
                <table:table-cell table:style-name="Tabelle45.A2" office:value-type="string">
                  <text:p text:style-name="P5">Op Code not supported</text:p>
                </table:table-cell>
                <table:table-cell table:style-name="Tabelle45.C2" office:value-type="string">
                  <text:p text:style-name="P5">Response if unsupported Op Code is received.</text:p>
                </table:table-cell>
              </table:table-row>
              <table:table-row>
                <table:table-cell table:style-name="Tabelle45.A2" office:value-type="string">
                  <text:p text:style-name="P5">3</text:p>
                </table:table-cell>
                <table:table-cell table:style-name="Tabelle45.A2" office:value-type="string">
                  <text:p text:style-name="P5">Invalid Parameter</text:p>
                </table:table-cell>
                <table:table-cell table:style-name="Tabelle45.C2" office:value-type="string">
                  <text:p text:style-name="P5">Response if Parameter received does not meet the requirements of the service or is outside of the supported range of the Light. </text:p>
                </table:table-cell>
              </table:table-row>
              <table:table-row>
                <table:table-cell table:style-name="Tabelle45.A2" office:value-type="string">
                  <text:p text:style-name="P5">4</text:p>
                </table:table-cell>
                <table:table-cell table:style-name="Tabelle45.A2" office:value-type="string">
                  <text:p text:style-name="P5">Operation Failed</text:p>
                </table:table-cell>
                <table:table-cell table:style-name="Tabelle45.C2" office:value-type="string">
                  <text:p text:style-name="P5">Response if the requested procedure failed</text:p>
                </table:table-cell>
              </table:table-row>
              <table:table-row>
                <table:table-cell table:style-name="Tabelle45.A2" office:value-type="string">
                  <text:p text:style-name="P5">0-0</text:p>
                </table:table-cell>
                <table:table-cell table:style-name="Tabelle45.A2" office:value-type="string">
                  <text:p text:style-name="P5">Reserved for future use</text:p>
                </table:table-cell>
                <table:table-cell table:style-name="Tabelle45.C2" office:value-type="string">
                  <text:p text:style-name="P5"/>
                </table:table-cell>
              </table:table-row>
              <table:table-row>
                <table:table-cell table:style-name="Tabelle45.A2" office:value-type="string">
                  <text:p text:style-name="P5"><text:soft-page-break/>5-255</text:p>
                </table:table-cell>
                <table:table-cell table:style-name="Tabelle45.A2" office:value-type="string">
                  <text:p text:style-name="P5">Reserved for future use</text:p>
                </table:table-cell>
                <table:table-cell table:style-name="Tabelle45.C2" office:value-type="string">
                  <text:p text:style-name="P5"/>
                </table:table-cell>
              </table:table-row>
            </table:table>
            <text:p text:style-name="P5"/>
          </table:table-cell>
        </table:table-row>
        <table:table-row>
          <table:table-cell table:style-name="Tabelle43.A2" office:value-type="string">
            <text:p text:style-name="P5">Response Parameter </text:p>
            <text:p text:style-name="P4">Information:</text:p>
            <text:p text:style-name="P5">The Response Parameter is a sub field of the Parameter Value for "Response Code" Op Code. <text:line-break/>C2:This Field is Optional for "Response Code" Op Code, otherwise this field is Excluded. </text:p>
          </table:table-cell>
          <table:table-cell table:style-name="Tabelle43.A2" office:value-type="string">
            <text:p text:style-name="P5">C2</text:p>
          </table:table-cell>
          <table:table-cell table:style-name="Tabelle43.A2" office:value-type="string">
            <text:p text:style-name="P5">variable</text:p>
          </table:table-cell>
          <table:table-cell table:style-name="Tabelle43.D2" office:value-type="string">
            <text:p text:style-name="P5">Note: The Response Parameter Value of the response to the Control Point is a variable length field to allow a list of different values defined by the Service Specification </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9T15:04:36.57</meta:creation-date>
    <dc:date>2016-12-17T11:19:35.66</dc:date>
    <meta:editing-duration>P4DT12H1M8S</meta:editing-duration>
    <meta:editing-cycles>11</meta:editing-cycles>
    <meta:generator>LibreOffice/3.4$Win32 LibreOffice_project/340m1$Build-203</meta:generator>
    <meta:document-statistic meta:table-count="47" meta:image-count="0" meta:object-count="0" meta:page-count="9" meta:paragraph-count="520" meta:word-count="1379" meta:character-count="8377" meta:non-whitespace-character-count="7498"/>
  </office:meta>
</office:document-meta>
</file>